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618in"/>
    </style:style>
    <style:style style:name="co3" style:family="table-column">
      <style:table-column-properties fo:break-before="auto" style:column-width="4.0571in"/>
    </style:style>
    <style:style style:name="co4" style:family="table-column">
      <style:table-column-properties fo:break-before="auto" style:column-width="0.2618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0.23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/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op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ce1"/>
        <table:table-column table:style-name="co1" table:default-cell-style-name="ce1"/>
        <table:table-column table:style-name="co1" table:default-cell-style-name="Default"/>
        <table:table-column table:style-name="co5" table:default-cell-style-name="Default"/>
        <table:table-column table:style-name="co6" table:default-cell-style-name="ce1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Order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<text:s/>EDIT</text:p>
          </table:table-cell>
          <table:table-cell office:value-type="string" calcext:value-type="string">
            <text:p>INHERIT</text:p>
          </table:table-cell>
          <table:table-cell office:value-type="string" calcext:value-type="string">
            <text:p><text:s/>VALUES</text:p>
          </table:table-cell>
          <table:table-cell table:style-name="ce4" office:value-type="string" calcext:value-type="string">
            <text:p>|</text:p>
          </table:table-cell>
          <table:table-cell table:style-name="ce4" office:value-type="string" calcext:value-type="string">
            <text:p>pool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snap</text:p>
          </table:table-cell>
          <table:table-cell table:style-name="ce4" office:value-type="string" calcext:value-type="string">
            <text:p>|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string" calcext:value-type="string">
            <text:p>aclinheri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s/>discard | noallow | restricted | passthrough | passthrough-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2]; &quot; bash -c 'echo $PROP &amp;&amp; zfs list -o $PROP &gt;/dev/null 2&gt;&amp;1' &amp;&amp; printf 'code: %d\n' $?&quot;)" office:value-type="string" office:string-value="PROP=aclinherit bash -c 'echo $PROP &amp;&amp; zfs list -o $PROP &gt;/dev/null 2&gt;&amp;1' &amp;&amp; printf 'code: %d\n' $?" calcext:value-type="string">
            <text:p>PROP=aclinherit bash -c 'echo $PROP &amp;&amp; zfs list -o $PROP &gt;/dev/null 2&gt;&amp;1' &amp;&amp; printf 'code: %d\n' $?</text:p>
          </table:table-cell>
          <table:table-cell table:formula="of:=COM.MICROSOFT.CONCAT(&quot;PROP=&quot;; [.C2]; &quot; bash -c 'echo $PROP &amp;&amp; zfs list -t snapshot dpool/vcmain -o $PROP &gt;/dev/null 2&gt;&amp;1' &amp;&amp; printf 'code: %d\n' $?&quot;)" office:value-type="string" office:string-value="PROP=aclinherit bash -c 'echo $PROP &amp;&amp; zfs list -t snapshot dpool/vcmain -o $PROP &gt;/dev/null 2&gt;&amp;1' &amp;&amp; printf 'code: %d\n' $?" calcext:value-type="string">
            <text:p>PROP=aclinherit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3]=[.C2];&quot;x&quot;;&quot;-&quot;)" office:value-type="string" office:string-value="-" calcext:value-type="string">
            <text:p>-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cl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s/>noacl | posixacl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3]; &quot; bash -c 'echo $PROP &amp;&amp; zfs list -o $PROP &gt;/dev/null 2&gt;&amp;1' &amp;&amp; printf 'code: %d\n' $?&quot;)" office:value-type="string" office:string-value="PROP=acltype bash -c 'echo $PROP &amp;&amp; zfs list -o $PROP &gt;/dev/null 2&gt;&amp;1' &amp;&amp; printf 'code: %d\n' $?" calcext:value-type="string">
            <text:p>PROP=acltype bash -c 'echo $PROP &amp;&amp; zfs list -o $PROP &gt;/dev/null 2&gt;&amp;1' &amp;&amp; printf 'code: %d\n' $?</text:p>
          </table:table-cell>
          <table:table-cell table:formula="of:=COM.MICROSOFT.CONCAT(&quot;PROP=&quot;; [.C3]; &quot; bash -c 'echo $PROP &amp;&amp; zfs list -t snapshot dpool/vcmain -o $PROP &gt;/dev/null 2&gt;&amp;1' &amp;&amp; printf 'code: %d\n' $?&quot;)" office:value-type="string" office:string-value="PROP=acltype bash -c 'echo $PROP &amp;&amp; zfs list -t snapshot dpool/vcmain -o $PROP &gt;/dev/null 2&gt;&amp;1' &amp;&amp; printf 'code: %d\n' $?" calcext:value-type="string">
            <text:p>PROP=acltype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4]=[.C3];&quot;x&quot;;&quot;-&quot;)" office:value-type="string" office:string-value="-" calcext:value-type="string">
            <text:p>-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lloc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&lt;size&gt;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formula="of:=IF([.C5]=[.C4];&quot;x&quot;;&quot;-&quot;)" office:value-type="string" office:string-value="-" calcext:value-type="string">
            <text:p>-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ltro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&lt;path&gt;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formula="of:=IF([.C6]=[.C5];&quot;x&quot;;&quot;-&quot;)" office:value-type="string" office:string-value="-" calcext:value-type="string">
            <text:p>-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shif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&lt;ashift, 9-16, or 0=default&gt;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formula="of:=IF([.C7]=[.C6];&quot;x&quot;;&quot;-&quot;)" office:value-type="string" office:string-value="-" calcext:value-type="string">
            <text:p>-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ti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s/>on | of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7]; &quot; bash -c 'echo $PROP &amp;&amp; zfs list -o $PROP &gt;/dev/null 2&gt;&amp;1' &amp;&amp; printf 'code: %d\n' $?&quot;)" office:value-type="string" office:string-value="PROP=atime bash -c 'echo $PROP &amp;&amp; zfs list -o $PROP &gt;/dev/null 2&gt;&amp;1' &amp;&amp; printf 'code: %d\n' $?" calcext:value-type="string">
            <text:p>PROP=atime bash -c 'echo $PROP &amp;&amp; zfs list -o $PROP &gt;/dev/null 2&gt;&amp;1' &amp;&amp; printf 'code: %d\n' $?</text:p>
          </table:table-cell>
          <table:table-cell table:formula="of:=COM.MICROSOFT.CONCAT(&quot;PROP=&quot;; [.C7]; &quot; bash -c 'echo $PROP &amp;&amp; zfs list -t snapshot dpool/vcmain -o $PROP &gt;/dev/null 2&gt;&amp;1' &amp;&amp; printf 'code: %d\n' $?&quot;)" office:value-type="string" office:string-value="PROP=atime bash -c 'echo $PROP &amp;&amp; zfs list -t snapshot dpool/vcmain -o $PROP &gt;/dev/null 2&gt;&amp;1' &amp;&amp; printf 'code: %d\n' $?" calcext:value-type="string">
            <text:p>PROP=atime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8]=[.C7];&quot;x&quot;;&quot;-&quot;)" office:value-type="string" office:string-value="-" calcext:value-type="string">
            <text:p>-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utoexpan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n | of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formula="of:=IF([.C9]=[.C8];&quot;x&quot;;&quot;-&quot;)" office:value-type="string" office:string-value="-" calcext:value-type="string">
            <text:p>-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utorepla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n | of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formula="of:=IF([.C10]=[.C9];&quot;x&quot;;&quot;-&quot;)" office:value-type="string" office:string-value="-" calcext:value-type="string">
            <text:p>-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utotri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n | of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formula="of:=IF([.C11]=[.C10];&quot;x&quot;;&quot;-&quot;)" office:value-type="string" office:string-value="-" calcext:value-type="string">
            <text:p>-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vailabl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s/>&lt;size&gt;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formula="of:=COM.MICROSOFT.CONCAT(&quot;PROP=&quot;; [.C11]; &quot; bash -c 'echo $PROP &amp;&amp; zfs list -o $PROP &gt;/dev/null 2&gt;&amp;1' &amp;&amp; printf 'code: %d\n' $?&quot;)" office:value-type="string" office:string-value="PROP=available bash -c 'echo $PROP &amp;&amp; zfs list -o $PROP &gt;/dev/null 2&gt;&amp;1' &amp;&amp; printf 'code: %d\n' $?" calcext:value-type="string">
            <text:p>PROP=available bash -c 'echo $PROP &amp;&amp; zfs list -o $PROP &gt;/dev/null 2&gt;&amp;1' &amp;&amp; printf 'code: %d\n' $?</text:p>
          </table:table-cell>
          <table:table-cell table:formula="of:=COM.MICROSOFT.CONCAT(&quot;PROP=&quot;; [.C11]; &quot; bash -c 'echo $PROP &amp;&amp; zfs list -t snapshot dpool/vcmain -o $PROP &gt;/dev/null 2&gt;&amp;1' &amp;&amp; printf 'code: %d\n' $?&quot;)" office:value-type="string" office:string-value="PROP=available bash -c 'echo $PROP &amp;&amp; zfs list -t snapshot dpool/vcmain -o $PROP &gt;/dev/null 2&gt;&amp;1' &amp;&amp; printf 'code: %d\n' $?" calcext:value-type="string">
            <text:p>PROP=available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12]=[.C11];&quot;x&quot;;&quot;-&quot;)" office:value-type="string" office:string-value="-" calcext:value-type="string">
            <text:p>-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ootf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&lt;filesystem&gt;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formula="of:=IF([.C13]=[.C12];&quot;x&quot;;&quot;-&quot;)" office:value-type="string" office:string-value="-" calcext:value-type="string">
            <text:p>-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achefi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&lt;file&gt; | non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formula="of:=IF([.C14]=[.C13];&quot;x&quot;;&quot;-&quot;)" office:value-type="string" office:string-value="-" calcext:value-type="string">
            <text:p>-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canmou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on | off | noaut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14]; &quot; bash -c 'echo $PROP &amp;&amp; zfs list -o $PROP &gt;/dev/null 2&gt;&amp;1' &amp;&amp; printf 'code: %d\n' $?&quot;)" office:value-type="string" office:string-value="PROP=canmount bash -c 'echo $PROP &amp;&amp; zfs list -o $PROP &gt;/dev/null 2&gt;&amp;1' &amp;&amp; printf 'code: %d\n' $?" calcext:value-type="string">
            <text:p>PROP=canmount bash -c 'echo $PROP &amp;&amp; zfs list -o $PROP &gt;/dev/null 2&gt;&amp;1' &amp;&amp; printf 'code: %d\n' $?</text:p>
          </table:table-cell>
          <table:table-cell table:formula="of:=COM.MICROSOFT.CONCAT(&quot;PROP=&quot;; [.C14]; &quot; bash -c 'echo $PROP &amp;&amp; zfs list -t snapshot dpool/vcmain -o $PROP &gt;/dev/null 2&gt;&amp;1' &amp;&amp; printf 'code: %d\n' $?&quot;)" office:value-type="string" office:string-value="PROP=canmount bash -c 'echo $PROP &amp;&amp; zfs list -t snapshot dpool/vcmain -o $PROP &gt;/dev/null 2&gt;&amp;1' &amp;&amp; printf 'code: %d\n' $?" calcext:value-type="string">
            <text:p>PROP=canmount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15]=[.C14];&quot;x&quot;;&quot;-&quot;)" office:value-type="string" office:string-value="-" calcext:value-type="string">
            <text:p>-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&lt;size&gt;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formula="of:=IF([.C16]=[.C15];&quot;x&quot;;&quot;-&quot;)" office:value-type="string" office:string-value="-" calcext:value-type="string">
            <text:p>-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casesensitivi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sensitive | insensitive | mixe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16]; &quot; bash -c 'echo $PROP &amp;&amp; zfs list -o $PROP &gt;/dev/null 2&gt;&amp;1' &amp;&amp; printf 'code: %d\n' $?&quot;)" office:value-type="string" office:string-value="PROP=casesensitivity bash -c 'echo $PROP &amp;&amp; zfs list -o $PROP &gt;/dev/null 2&gt;&amp;1' &amp;&amp; printf 'code: %d\n' $?" calcext:value-type="string">
            <text:p>PROP=casesensitivity bash -c 'echo $PROP &amp;&amp; zfs list -o $PROP &gt;/dev/null 2&gt;&amp;1' &amp;&amp; printf 'code: %d\n' $?</text:p>
          </table:table-cell>
          <table:table-cell table:formula="of:=COM.MICROSOFT.CONCAT(&quot;PROP=&quot;; [.C16]; &quot; bash -c 'echo $PROP &amp;&amp; zfs list -t snapshot dpool/vcmain -o $PROP &gt;/dev/null 2&gt;&amp;1' &amp;&amp; printf 'code: %d\n' $?&quot;)" office:value-type="string" office:string-value="PROP=casesensitivity bash -c 'echo $PROP &amp;&amp; zfs list -t snapshot dpool/vcmain -o $PROP &gt;/dev/null 2&gt;&amp;1' &amp;&amp; printf 'code: %d\n' $?" calcext:value-type="string">
            <text:p>PROP=casesensitivity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17]=[.C16];&quot;x&quot;;&quot;-&quot;)" office:value-type="string" office:string-value="-" calcext:value-type="string">
            <text:p>-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heckpo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&lt;size&gt;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formula="of:=IF([.C18]=[.C17];&quot;x&quot;;&quot;-&quot;)" office:value-type="string" office:string-value="-" calcext:value-type="string">
            <text:p>-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checksu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s/>on | off | fletcher2 | fletcher4 | sha256 | sha512 | skein | edonr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18]; &quot; bash -c 'echo $PROP &amp;&amp; zfs list -o $PROP &gt;/dev/null 2&gt;&amp;1' &amp;&amp; printf 'code: %d\n' $?&quot;)" office:value-type="string" office:string-value="PROP=checksum bash -c 'echo $PROP &amp;&amp; zfs list -o $PROP &gt;/dev/null 2&gt;&amp;1' &amp;&amp; printf 'code: %d\n' $?" calcext:value-type="string">
            <text:p>PROP=checksum bash -c 'echo $PROP &amp;&amp; zfs list -o $PROP &gt;/dev/null 2&gt;&amp;1' &amp;&amp; printf 'code: %d\n' $?</text:p>
          </table:table-cell>
          <table:table-cell table:formula="of:=COM.MICROSOFT.CONCAT(&quot;PROP=&quot;; [.C18]; &quot; bash -c 'echo $PROP &amp;&amp; zfs list -t snapshot dpool/vcmain -o $PROP &gt;/dev/null 2&gt;&amp;1' &amp;&amp; printf 'code: %d\n' $?&quot;)" office:value-type="string" office:string-value="PROP=checksum bash -c 'echo $PROP &amp;&amp; zfs list -t snapshot dpool/vcmain -o $PROP &gt;/dev/null 2&gt;&amp;1' &amp;&amp; printf 'code: %d\n' $?" calcext:value-type="string">
            <text:p>PROP=checksum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19]=[.C18];&quot;x&quot;;&quot;-&quot;)" office:value-type="string" office:string-value="-" calcext:value-type="string">
            <text:p>-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clon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s/>&lt;dataset&gt;[,...]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19]; &quot; bash -c 'echo $PROP &amp;&amp; zfs list -o $PROP &gt;/dev/null 2&gt;&amp;1' &amp;&amp; printf 'code: %d\n' $?&quot;)" office:value-type="string" office:string-value="PROP=clones bash -c 'echo $PROP &amp;&amp; zfs list -o $PROP &gt;/dev/null 2&gt;&amp;1' &amp;&amp; printf 'code: %d\n' $?" calcext:value-type="string">
            <text:p>PROP=clones bash -c 'echo $PROP &amp;&amp; zfs list -o $PROP &gt;/dev/null 2&gt;&amp;1' &amp;&amp; printf 'code: %d\n' $?</text:p>
          </table:table-cell>
          <table:table-cell table:formula="of:=COM.MICROSOFT.CONCAT(&quot;PROP=&quot;; [.C19]; &quot; bash -c 'echo $PROP &amp;&amp; zfs list -t snapshot dpool/vcmain -o $PROP &gt;/dev/null 2&gt;&amp;1' &amp;&amp; printf 'code: %d\n' $?&quot;)" office:value-type="string" office:string-value="PROP=clones bash -c 'echo $PROP &amp;&amp; zfs list -t snapshot dpool/vcmain -o $PROP &gt;/dev/null 2&gt;&amp;1' &amp;&amp; printf 'code: %d\n' $?" calcext:value-type="string">
            <text:p>PROP=clones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20]=[.C19];&quot;x&quot;;&quot;-&quot;)" office:value-type="string" office:string-value="-" calcext:value-type="string">
            <text:p>-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&lt;comment-string&gt;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formula="of:=IF([.C21]=[.C20];&quot;x&quot;;&quot;-&quot;)" office:value-type="string" office:string-value="-" calcext:value-type="string">
            <text:p>-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compressi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s/>on | off | lzjb | gzip | gzip-[1-9] | zle | lz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21]; &quot; bash -c 'echo $PROP &amp;&amp; zfs list -o $PROP &gt;/dev/null 2&gt;&amp;1' &amp;&amp; printf 'code: %d\n' $?&quot;)" office:value-type="string" office:string-value="PROP=compression bash -c 'echo $PROP &amp;&amp; zfs list -o $PROP &gt;/dev/null 2&gt;&amp;1' &amp;&amp; printf 'code: %d\n' $?" calcext:value-type="string">
            <text:p>PROP=compression bash -c 'echo $PROP &amp;&amp; zfs list -o $PROP &gt;/dev/null 2&gt;&amp;1' &amp;&amp; printf 'code: %d\n' $?</text:p>
          </table:table-cell>
          <table:table-cell table:formula="of:=COM.MICROSOFT.CONCAT(&quot;PROP=&quot;; [.C21]; &quot; bash -c 'echo $PROP &amp;&amp; zfs list -t snapshot dpool/vcmain -o $PROP &gt;/dev/null 2&gt;&amp;1' &amp;&amp; printf 'code: %d\n' $?&quot;)" office:value-type="string" office:string-value="PROP=compression bash -c 'echo $PROP &amp;&amp; zfs list -t snapshot dpool/vcmain -o $PROP &gt;/dev/null 2&gt;&amp;1' &amp;&amp; printf 'code: %d\n' $?" calcext:value-type="string">
            <text:p>PROP=compression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22]=[.C21];&quot;x&quot;;&quot;-&quot;)" office:value-type="string" office:string-value="-" calcext:value-type="string">
            <text:p>-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mpressrati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s/>&lt;1.00x or higher if compressed&gt;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22]; &quot; bash -c 'echo $PROP &amp;&amp; zfs list -o $PROP &gt;/dev/null 2&gt;&amp;1' &amp;&amp; printf 'code: %d\n' $?&quot;)" office:value-type="string" office:string-value="PROP=compressratio bash -c 'echo $PROP &amp;&amp; zfs list -o $PROP &gt;/dev/null 2&gt;&amp;1' &amp;&amp; printf 'code: %d\n' $?" calcext:value-type="string">
            <text:p>PROP=compressratio bash -c 'echo $PROP &amp;&amp; zfs list -o $PROP &gt;/dev/null 2&gt;&amp;1' &amp;&amp; printf 'code: %d\n' $?</text:p>
          </table:table-cell>
          <table:table-cell table:formula="of:=COM.MICROSOFT.CONCAT(&quot;PROP=&quot;; [.C22]; &quot; bash -c 'echo $PROP &amp;&amp; zfs list -t snapshot dpool/vcmain -o $PROP &gt;/dev/null 2&gt;&amp;1' &amp;&amp; printf 'code: %d\n' $?&quot;)" office:value-type="string" office:string-value="PROP=compressratio bash -c 'echo $PROP &amp;&amp; zfs list -t snapshot dpool/vcmain -o $PROP &gt;/dev/null 2&gt;&amp;1' &amp;&amp; printf 'code: %d\n' $?" calcext:value-type="string">
            <text:p>PROP=compressratio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23]=[.C22];&quot;x&quot;;&quot;-&quot;)" office:value-type="string" office:string-value="-" calcext:value-type="string">
            <text:p>-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&lt;selinux context&gt;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23]; &quot; bash -c 'echo $PROP &amp;&amp; zfs list -o $PROP &gt;/dev/null 2&gt;&amp;1' &amp;&amp; printf 'code: %d\n' $?&quot;)" office:value-type="string" office:string-value="PROP=context bash -c 'echo $PROP &amp;&amp; zfs list -o $PROP &gt;/dev/null 2&gt;&amp;1' &amp;&amp; printf 'code: %d\n' $?" calcext:value-type="string">
            <text:p>PROP=context bash -c 'echo $PROP &amp;&amp; zfs list -o $PROP &gt;/dev/null 2&gt;&amp;1' &amp;&amp; printf 'code: %d\n' $?</text:p>
          </table:table-cell>
          <table:table-cell table:formula="of:=COM.MICROSOFT.CONCAT(&quot;PROP=&quot;; [.C23]; &quot; bash -c 'echo $PROP &amp;&amp; zfs list -t snapshot dpool/vcmain -o $PROP &gt;/dev/null 2&gt;&amp;1' &amp;&amp; printf 'code: %d\n' $?&quot;)" office:value-type="string" office:string-value="PROP=context bash -c 'echo $PROP &amp;&amp; zfs list -t snapshot dpool/vcmain -o $PROP &gt;/dev/null 2&gt;&amp;1' &amp;&amp; printf 'code: %d\n' $?" calcext:value-type="string">
            <text:p>PROP=context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24]=[.C23];&quot;x&quot;;&quot;-&quot;)" office:value-type="string" office:string-value="-" calcext:value-type="string">
            <text:p>-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copi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s/>1 | 2 | 3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24]; &quot; bash -c 'echo $PROP &amp;&amp; zfs list -o $PROP &gt;/dev/null 2&gt;&amp;1' &amp;&amp; printf 'code: %d\n' $?&quot;)" office:value-type="string" office:string-value="PROP=copies bash -c 'echo $PROP &amp;&amp; zfs list -o $PROP &gt;/dev/null 2&gt;&amp;1' &amp;&amp; printf 'code: %d\n' $?" calcext:value-type="string">
            <text:p>PROP=copies bash -c 'echo $PROP &amp;&amp; zfs list -o $PROP &gt;/dev/null 2&gt;&amp;1' &amp;&amp; printf 'code: %d\n' $?</text:p>
          </table:table-cell>
          <table:table-cell table:formula="of:=COM.MICROSOFT.CONCAT(&quot;PROP=&quot;; [.C24]; &quot; bash -c 'echo $PROP &amp;&amp; zfs list -t snapshot dpool/vcmain -o $PROP &gt;/dev/null 2&gt;&amp;1' &amp;&amp; printf 'code: %d\n' $?&quot;)" office:value-type="string" office:string-value="PROP=copies bash -c 'echo $PROP &amp;&amp; zfs list -t snapshot dpool/vcmain -o $PROP &gt;/dev/null 2&gt;&amp;1' &amp;&amp; printf 'code: %d\n' $?" calcext:value-type="string">
            <text:p>PROP=copies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25]=[.C24];&quot;x&quot;;&quot;-&quot;)" office:value-type="string" office:string-value="-" calcext:value-type="string">
            <text:p>-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reatetxg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s/>&lt;uint64&gt;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formula="of:=COM.MICROSOFT.CONCAT(&quot;PROP=&quot;; [.C25]; &quot; bash -c 'echo $PROP &amp;&amp; zfs list -o $PROP &gt;/dev/null 2&gt;&amp;1' &amp;&amp; printf 'code: %d\n' $?&quot;)" office:value-type="string" office:string-value="PROP=createtxg bash -c 'echo $PROP &amp;&amp; zfs list -o $PROP &gt;/dev/null 2&gt;&amp;1' &amp;&amp; printf 'code: %d\n' $?" calcext:value-type="string">
            <text:p>PROP=createtxg bash -c 'echo $PROP &amp;&amp; zfs list -o $PROP &gt;/dev/null 2&gt;&amp;1' &amp;&amp; printf 'code: %d\n' $?</text:p>
          </table:table-cell>
          <table:table-cell table:formula="of:=COM.MICROSOFT.CONCAT(&quot;PROP=&quot;; [.C25]; &quot; bash -c 'echo $PROP &amp;&amp; zfs list -t snapshot dpool/vcmain -o $PROP &gt;/dev/null 2&gt;&amp;1' &amp;&amp; printf 'code: %d\n' $?&quot;)" office:value-type="string" office:string-value="PROP=createtxg bash -c 'echo $PROP &amp;&amp; zfs list -t snapshot dpool/vcmain -o $PROP &gt;/dev/null 2&gt;&amp;1' &amp;&amp; printf 'code: %d\n' $?" calcext:value-type="string">
            <text:p>PROP=createtxg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26]=[.C25];&quot;x&quot;;&quot;-&quot;)" office:value-type="string" office:string-value="-" calcext:value-type="string">
            <text:p>-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reation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s/>&lt;date&gt;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26]; &quot; bash -c 'echo $PROP &amp;&amp; zfs list -o $PROP &gt;/dev/null 2&gt;&amp;1' &amp;&amp; printf 'code: %d\n' $?&quot;)" office:value-type="string" office:string-value="PROP=creation bash -c 'echo $PROP &amp;&amp; zfs list -o $PROP &gt;/dev/null 2&gt;&amp;1' &amp;&amp; printf 'code: %d\n' $?" calcext:value-type="string">
            <text:p>PROP=creation bash -c 'echo $PROP &amp;&amp; zfs list -o $PROP &gt;/dev/null 2&gt;&amp;1' &amp;&amp; printf 'code: %d\n' $?</text:p>
          </table:table-cell>
          <table:table-cell table:formula="of:=COM.MICROSOFT.CONCAT(&quot;PROP=&quot;; [.C26]; &quot; bash -c 'echo $PROP &amp;&amp; zfs list -t snapshot dpool/vcmain -o $PROP &gt;/dev/null 2&gt;&amp;1' &amp;&amp; printf 'code: %d\n' $?&quot;)" office:value-type="string" office:string-value="PROP=creation bash -c 'echo $PROP &amp;&amp; zfs list -t snapshot dpool/vcmain -o $PROP &gt;/dev/null 2&gt;&amp;1' &amp;&amp; printf 'code: %d\n' $?" calcext:value-type="string">
            <text:p>PROP=creation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27]=[.C26];&quot;x&quot;;&quot;-&quot;)" office:value-type="string" office:string-value="-" calcext:value-type="string">
            <text:p>-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dedup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s/>on | off | verify | sha256[,verify], sha512[,verify], skein[,verify], edonr,verify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27]; &quot; bash -c 'echo $PROP &amp;&amp; zfs list -o $PROP &gt;/dev/null 2&gt;&amp;1' &amp;&amp; printf 'code: %d\n' $?&quot;)" office:value-type="string" office:string-value="PROP=dedup bash -c 'echo $PROP &amp;&amp; zfs list -o $PROP &gt;/dev/null 2&gt;&amp;1' &amp;&amp; printf 'code: %d\n' $?" calcext:value-type="string">
            <text:p>PROP=dedup bash -c 'echo $PROP &amp;&amp; zfs list -o $PROP &gt;/dev/null 2&gt;&amp;1' &amp;&amp; printf 'code: %d\n' $?</text:p>
          </table:table-cell>
          <table:table-cell table:formula="of:=COM.MICROSOFT.CONCAT(&quot;PROP=&quot;; [.C27]; &quot; bash -c 'echo $PROP &amp;&amp; zfs list -t snapshot dpool/vcmain -o $PROP &gt;/dev/null 2&gt;&amp;1' &amp;&amp; printf 'code: %d\n' $?&quot;)" office:value-type="string" office:string-value="PROP=dedup bash -c 'echo $PROP &amp;&amp; zfs list -t snapshot dpool/vcmain -o $PROP &gt;/dev/null 2&gt;&amp;1' &amp;&amp; printf 'code: %d\n' $?" calcext:value-type="string">
            <text:p>PROP=dedup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28]=[.C27];&quot;x&quot;;&quot;-&quot;)" office:value-type="string" office:string-value="-" calcext:value-type="string">
            <text:p>-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dedupditt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&lt;threshold (min 100)&gt;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formula="of:=IF([.C29]=[.C28];&quot;x&quot;;&quot;-&quot;)" office:value-type="string" office:string-value="-" calcext:value-type="string">
            <text:p>-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eduprati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&lt;1.00x or higher if deduped&gt;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formula="of:=IF([.C30]=[.C29];&quot;x&quot;;&quot;-&quot;)" office:value-type="string" office:string-value="-" calcext:value-type="string">
            <text:p>-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defcontex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&lt;selinux defcontext&gt;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30]; &quot; bash -c 'echo $PROP &amp;&amp; zfs list -o $PROP &gt;/dev/null 2&gt;&amp;1' &amp;&amp; printf 'code: %d\n' $?&quot;)" office:value-type="string" office:string-value="PROP=defcontext bash -c 'echo $PROP &amp;&amp; zfs list -o $PROP &gt;/dev/null 2&gt;&amp;1' &amp;&amp; printf 'code: %d\n' $?" calcext:value-type="string">
            <text:p>PROP=defcontext bash -c 'echo $PROP &amp;&amp; zfs list -o $PROP &gt;/dev/null 2&gt;&amp;1' &amp;&amp; printf 'code: %d\n' $?</text:p>
          </table:table-cell>
          <table:table-cell table:formula="of:=COM.MICROSOFT.CONCAT(&quot;PROP=&quot;; [.C30]; &quot; bash -c 'echo $PROP &amp;&amp; zfs list -t snapshot dpool/vcmain -o $PROP &gt;/dev/null 2&gt;&amp;1' &amp;&amp; printf 'code: %d\n' $?&quot;)" office:value-type="string" office:string-value="PROP=defcontext bash -c 'echo $PROP &amp;&amp; zfs list -t snapshot dpool/vcmain -o $PROP &gt;/dev/null 2&gt;&amp;1' &amp;&amp; printf 'code: %d\n' $?" calcext:value-type="string">
            <text:p>PROP=defcontext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31]=[.C30];&quot;x&quot;;&quot;-&quot;)" office:value-type="string" office:string-value="-" calcext:value-type="string">
            <text:p>-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defer_destro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s/>yes | n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31]; &quot; bash -c 'echo $PROP &amp;&amp; zfs list -o $PROP &gt;/dev/null 2&gt;&amp;1' &amp;&amp; printf 'code: %d\n' $?&quot;)" office:value-type="string" office:string-value="PROP=defer_destroy bash -c 'echo $PROP &amp;&amp; zfs list -o $PROP &gt;/dev/null 2&gt;&amp;1' &amp;&amp; printf 'code: %d\n' $?" calcext:value-type="string">
            <text:p>PROP=defer_destroy bash -c 'echo $PROP &amp;&amp; zfs list -o $PROP &gt;/dev/null 2&gt;&amp;1' &amp;&amp; printf 'code: %d\n' $?</text:p>
          </table:table-cell>
          <table:table-cell table:formula="of:=COM.MICROSOFT.CONCAT(&quot;PROP=&quot;; [.C31]; &quot; bash -c 'echo $PROP &amp;&amp; zfs list -t snapshot dpool/vcmain -o $PROP &gt;/dev/null 2&gt;&amp;1' &amp;&amp; printf 'code: %d\n' $?&quot;)" office:value-type="string" office:string-value="PROP=defer_destroy bash -c 'echo $PROP &amp;&amp; zfs list -t snapshot dpool/vcmain -o $PROP &gt;/dev/null 2&gt;&amp;1' &amp;&amp; printf 'code: %d\n' $?" calcext:value-type="string">
            <text:p>PROP=defer_destroy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32]=[.C31];&quot;x&quot;;&quot;-&quot;)" office:value-type="string" office:string-value="-" calcext:value-type="string">
            <text:p>-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deleg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n | of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formula="of:=IF([.C33]=[.C32];&quot;x&quot;;&quot;-&quot;)" office:value-type="string" office:string-value="-" calcext:value-type="string">
            <text:p>-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devic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s/>on | of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33]; &quot; bash -c 'echo $PROP &amp;&amp; zfs list -o $PROP &gt;/dev/null 2&gt;&amp;1' &amp;&amp; printf 'code: %d\n' $?&quot;)" office:value-type="string" office:string-value="PROP=devices bash -c 'echo $PROP &amp;&amp; zfs list -o $PROP &gt;/dev/null 2&gt;&amp;1' &amp;&amp; printf 'code: %d\n' $?" calcext:value-type="string">
            <text:p>PROP=devices bash -c 'echo $PROP &amp;&amp; zfs list -o $PROP &gt;/dev/null 2&gt;&amp;1' &amp;&amp; printf 'code: %d\n' $?</text:p>
          </table:table-cell>
          <table:table-cell table:formula="of:=COM.MICROSOFT.CONCAT(&quot;PROP=&quot;; [.C33]; &quot; bash -c 'echo $PROP &amp;&amp; zfs list -t snapshot dpool/vcmain -o $PROP &gt;/dev/null 2&gt;&amp;1' &amp;&amp; printf 'code: %d\n' $?&quot;)" office:value-type="string" office:string-value="PROP=devices bash -c 'echo $PROP &amp;&amp; zfs list -t snapshot dpool/vcmain -o $PROP &gt;/dev/null 2&gt;&amp;1' &amp;&amp; printf 'code: %d\n' $?" calcext:value-type="string">
            <text:p>PROP=devices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34]=[.C33];&quot;x&quot;;&quot;-&quot;)" office:value-type="string" office:string-value="-" calcext:value-type="string">
            <text:p>-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dnodesiz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s/>legacy | auto | 1k | 2k | 4k | 8k | 16k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34]; &quot; bash -c 'echo $PROP &amp;&amp; zfs list -o $PROP &gt;/dev/null 2&gt;&amp;1' &amp;&amp; printf 'code: %d\n' $?&quot;)" office:value-type="string" office:string-value="PROP=dnodesize bash -c 'echo $PROP &amp;&amp; zfs list -o $PROP &gt;/dev/null 2&gt;&amp;1' &amp;&amp; printf 'code: %d\n' $?" calcext:value-type="string">
            <text:p>PROP=dnodesize bash -c 'echo $PROP &amp;&amp; zfs list -o $PROP &gt;/dev/null 2&gt;&amp;1' &amp;&amp; printf 'code: %d\n' $?</text:p>
          </table:table-cell>
          <table:table-cell table:formula="of:=COM.MICROSOFT.CONCAT(&quot;PROP=&quot;; [.C34]; &quot; bash -c 'echo $PROP &amp;&amp; zfs list -t snapshot dpool/vcmain -o $PROP &gt;/dev/null 2&gt;&amp;1' &amp;&amp; printf 'code: %d\n' $?&quot;)" office:value-type="string" office:string-value="PROP=dnodesize bash -c 'echo $PROP &amp;&amp; zfs list -t snapshot dpool/vcmain -o $PROP &gt;/dev/null 2&gt;&amp;1' &amp;&amp; printf 'code: %d\n' $?" calcext:value-type="string">
            <text:p>PROP=dnodesize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35]=[.C34];&quot;x&quot;;&quot;-&quot;)" office:value-type="string" office:string-value="-" calcext:value-type="string">
            <text:p>-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ncryp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on | off | aes-128-ccm | aes-192-ccm | aes-256-ccm | aes-128-gcm | aes-192-gcm | aes-256-gcm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35]; &quot; bash -c 'echo $PROP &amp;&amp; zfs list -o $PROP &gt;/dev/null 2&gt;&amp;1' &amp;&amp; printf 'code: %d\n' $?&quot;)" office:value-type="string" office:string-value="PROP=encryption bash -c 'echo $PROP &amp;&amp; zfs list -o $PROP &gt;/dev/null 2&gt;&amp;1' &amp;&amp; printf 'code: %d\n' $?" calcext:value-type="string">
            <text:p>PROP=encryption bash -c 'echo $PROP &amp;&amp; zfs list -o $PROP &gt;/dev/null 2&gt;&amp;1' &amp;&amp; printf 'code: %d\n' $?</text:p>
          </table:table-cell>
          <table:table-cell table:formula="of:=COM.MICROSOFT.CONCAT(&quot;PROP=&quot;; [.C35]; &quot; bash -c 'echo $PROP &amp;&amp; zfs list -t snapshot dpool/vcmain -o $PROP &gt;/dev/null 2&gt;&amp;1' &amp;&amp; printf 'code: %d\n' $?&quot;)" office:value-type="string" office:string-value="PROP=encryption bash -c 'echo $PROP &amp;&amp; zfs list -t snapshot dpool/vcmain -o $PROP &gt;/dev/null 2&gt;&amp;1' &amp;&amp; printf 'code: %d\n' $?" calcext:value-type="string">
            <text:p>PROP=encryption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36]=[.C35];&quot;x&quot;;&quot;-&quot;)" office:value-type="string" office:string-value="-" calcext:value-type="string">
            <text:p>-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encryptionroo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s/>&lt;filesystem | volume&gt;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36]; &quot; bash -c 'echo $PROP &amp;&amp; zfs list -o $PROP &gt;/dev/null 2&gt;&amp;1' &amp;&amp; printf 'code: %d\n' $?&quot;)" office:value-type="string" office:string-value="PROP=encryptionroot bash -c 'echo $PROP &amp;&amp; zfs list -o $PROP &gt;/dev/null 2&gt;&amp;1' &amp;&amp; printf 'code: %d\n' $?" calcext:value-type="string">
            <text:p>PROP=encryptionroot bash -c 'echo $PROP &amp;&amp; zfs list -o $PROP &gt;/dev/null 2&gt;&amp;1' &amp;&amp; printf 'code: %d\n' $?</text:p>
          </table:table-cell>
          <table:table-cell table:formula="of:=COM.MICROSOFT.CONCAT(&quot;PROP=&quot;; [.C36]; &quot; bash -c 'echo $PROP &amp;&amp; zfs list -t snapshot dpool/vcmain -o $PROP &gt;/dev/null 2&gt;&amp;1' &amp;&amp; printf 'code: %d\n' $?&quot;)" office:value-type="string" office:string-value="PROP=encryptionroot bash -c 'echo $PROP &amp;&amp; zfs list -t snapshot dpool/vcmain -o $PROP &gt;/dev/null 2&gt;&amp;1' &amp;&amp; printf 'code: %d\n' $?" calcext:value-type="string">
            <text:p>PROP=encryptionroot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37]=[.C36];&quot;x&quot;;&quot;-&quot;)" office:value-type="string" office:string-value="-" calcext:value-type="string">
            <text:p>-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exec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s/>on | of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37]; &quot; bash -c 'echo $PROP &amp;&amp; zfs list -o $PROP &gt;/dev/null 2&gt;&amp;1' &amp;&amp; printf 'code: %d\n' $?&quot;)" office:value-type="string" office:string-value="PROP=exec bash -c 'echo $PROP &amp;&amp; zfs list -o $PROP &gt;/dev/null 2&gt;&amp;1' &amp;&amp; printf 'code: %d\n' $?" calcext:value-type="string">
            <text:p>PROP=exec bash -c 'echo $PROP &amp;&amp; zfs list -o $PROP &gt;/dev/null 2&gt;&amp;1' &amp;&amp; printf 'code: %d\n' $?</text:p>
          </table:table-cell>
          <table:table-cell table:formula="of:=COM.MICROSOFT.CONCAT(&quot;PROP=&quot;; [.C37]; &quot; bash -c 'echo $PROP &amp;&amp; zfs list -t snapshot dpool/vcmain -o $PROP &gt;/dev/null 2&gt;&amp;1' &amp;&amp; printf 'code: %d\n' $?&quot;)" office:value-type="string" office:string-value="PROP=exec bash -c 'echo $PROP &amp;&amp; zfs list -t snapshot dpool/vcmain -o $PROP &gt;/dev/null 2&gt;&amp;1' &amp;&amp; printf 'code: %d\n' $?" calcext:value-type="string">
            <text:p>PROP=exec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38]=[.C37];&quot;x&quot;;&quot;-&quot;)" office:value-type="string" office:string-value="-" calcext:value-type="string">
            <text:p>-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xpandsiz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&lt;size&gt;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formula="of:=IF([.C39]=[.C38];&quot;x&quot;;&quot;-&quot;)" office:value-type="string" office:string-value="-" calcext:value-type="string">
            <text:p>-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failmod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ait | continue | pani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formula="of:=IF([.C40]=[.C39];&quot;x&quot;;&quot;-&quot;)" office:value-type="string" office:string-value="-" calcext:value-type="string">
            <text:p>-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feature@..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isabled | enabled | activ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formula="of:=IF([.C41]=[.C40];&quot;x&quot;;&quot;-&quot;)" office:value-type="string" office:string-value="-" calcext:value-type="string">
            <text:p>-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filesystem_coun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s/>&lt;count&gt;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formula="of:=COM.MICROSOFT.CONCAT(&quot;PROP=&quot;; [.C41]; &quot; bash -c 'echo $PROP &amp;&amp; zfs list -o $PROP &gt;/dev/null 2&gt;&amp;1' &amp;&amp; printf 'code: %d\n' $?&quot;)" office:value-type="string" office:string-value="PROP=filesystem_count bash -c 'echo $PROP &amp;&amp; zfs list -o $PROP &gt;/dev/null 2&gt;&amp;1' &amp;&amp; printf 'code: %d\n' $?" calcext:value-type="string">
            <text:p>PROP=filesystem_count bash -c 'echo $PROP &amp;&amp; zfs list -o $PROP &gt;/dev/null 2&gt;&amp;1' &amp;&amp; printf 'code: %d\n' $?</text:p>
          </table:table-cell>
          <table:table-cell table:formula="of:=COM.MICROSOFT.CONCAT(&quot;PROP=&quot;; [.C41]; &quot; bash -c 'echo $PROP &amp;&amp; zfs list -t snapshot dpool/vcmain -o $PROP &gt;/dev/null 2&gt;&amp;1' &amp;&amp; printf 'code: %d\n' $?&quot;)" office:value-type="string" office:string-value="PROP=filesystem_count bash -c 'echo $PROP &amp;&amp; zfs list -t snapshot dpool/vcmain -o $PROP &gt;/dev/null 2&gt;&amp;1' &amp;&amp; printf 'code: %d\n' $?" calcext:value-type="string">
            <text:p>PROP=filesystem_count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42]=[.C41];&quot;x&quot;;&quot;-&quot;)" office:value-type="string" office:string-value="-" calcext:value-type="string">
            <text:p>-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filesystem_lim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&lt;count&gt; | non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formula="of:=COM.MICROSOFT.CONCAT(&quot;PROP=&quot;; [.C42]; &quot; bash -c 'echo $PROP &amp;&amp; zfs list -o $PROP &gt;/dev/null 2&gt;&amp;1' &amp;&amp; printf 'code: %d\n' $?&quot;)" office:value-type="string" office:string-value="PROP=filesystem_limit bash -c 'echo $PROP &amp;&amp; zfs list -o $PROP &gt;/dev/null 2&gt;&amp;1' &amp;&amp; printf 'code: %d\n' $?" calcext:value-type="string">
            <text:p>PROP=filesystem_limit bash -c 'echo $PROP &amp;&amp; zfs list -o $PROP &gt;/dev/null 2&gt;&amp;1' &amp;&amp; printf 'code: %d\n' $?</text:p>
          </table:table-cell>
          <table:table-cell table:formula="of:=COM.MICROSOFT.CONCAT(&quot;PROP=&quot;; [.C42]; &quot; bash -c 'echo $PROP &amp;&amp; zfs list -t snapshot dpool/vcmain -o $PROP &gt;/dev/null 2&gt;&amp;1' &amp;&amp; printf 'code: %d\n' $?&quot;)" office:value-type="string" office:string-value="PROP=filesystem_limit bash -c 'echo $PROP &amp;&amp; zfs list -t snapshot dpool/vcmain -o $PROP &gt;/dev/null 2&gt;&amp;1' &amp;&amp; printf 'code: %d\n' $?" calcext:value-type="string">
            <text:p>PROP=filesystem_limit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43]=[.C42];&quot;x&quot;;&quot;-&quot;)" office:value-type="string" office:string-value="-" calcext:value-type="string">
            <text:p>-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fragmenta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&lt;percent&gt;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formula="of:=IF([.C44]=[.C43];&quot;x&quot;;&quot;-&quot;)" office:value-type="string" office:string-value="-" calcext:value-type="string">
            <text:p>-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&lt;size&gt;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formula="of:=IF([.C45]=[.C44];&quot;x&quot;;&quot;-&quot;)" office:value-type="string" office:string-value="-" calcext:value-type="string">
            <text:p>-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ree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&lt;size&gt;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formula="of:=IF([.C46]=[.C45];&quot;x&quot;;&quot;-&quot;)" office:value-type="string" office:string-value="-" calcext:value-type="string">
            <text:p>-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fscontex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&lt;selinux fscontext&gt;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46]; &quot; bash -c 'echo $PROP &amp;&amp; zfs list -o $PROP &gt;/dev/null 2&gt;&amp;1' &amp;&amp; printf 'code: %d\n' $?&quot;)" office:value-type="string" office:string-value="PROP=fscontext bash -c 'echo $PROP &amp;&amp; zfs list -o $PROP &gt;/dev/null 2&gt;&amp;1' &amp;&amp; printf 'code: %d\n' $?" calcext:value-type="string">
            <text:p>PROP=fscontext bash -c 'echo $PROP &amp;&amp; zfs list -o $PROP &gt;/dev/null 2&gt;&amp;1' &amp;&amp; printf 'code: %d\n' $?</text:p>
          </table:table-cell>
          <table:table-cell table:formula="of:=COM.MICROSOFT.CONCAT(&quot;PROP=&quot;; [.C46]; &quot; bash -c 'echo $PROP &amp;&amp; zfs list -t snapshot dpool/vcmain -o $PROP &gt;/dev/null 2&gt;&amp;1' &amp;&amp; printf 'code: %d\n' $?&quot;)" office:value-type="string" office:string-value="PROP=fscontext bash -c 'echo $PROP &amp;&amp; zfs list -t snapshot dpool/vcmain -o $PROP &gt;/dev/null 2&gt;&amp;1' &amp;&amp; printf 'code: %d\n' $?" calcext:value-type="string">
            <text:p>PROP=fscontext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47]=[.C46];&quot;x&quot;;&quot;-&quot;)" office:value-type="string" office:string-value="-" calcext:value-type="string">
            <text:p>-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groupobjquota@..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&lt;size&gt; | none</text:p>
          </table:table-cell>
          <table:table-cell office:value-type="string" calcext:value-type="string">
            <text:p>|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47]; &quot; bash -c 'echo $PROP &amp;&amp; zfs list -o $PROP &gt;/dev/null 2&gt;&amp;1' &amp;&amp; printf 'code: %d\n' $?&quot;)" office:value-type="string" office:string-value="PROP=groupobjquota@... bash -c 'echo $PROP &amp;&amp; zfs list -o $PROP &gt;/dev/null 2&gt;&amp;1' &amp;&amp; printf 'code: %d\n' $?" calcext:value-type="string">
            <text:p>PROP=groupobjquota@... bash -c 'echo $PROP &amp;&amp; zfs list -o $PROP &gt;/dev/null 2&gt;&amp;1' &amp;&amp; printf 'code: %d\n' $?</text:p>
          </table:table-cell>
          <table:table-cell table:formula="of:=COM.MICROSOFT.CONCAT(&quot;PROP=&quot;; [.C47]; &quot; bash -c 'echo $PROP &amp;&amp; zfs list -t snapshot dpool/vcmain -o $PROP &gt;/dev/null 2&gt;&amp;1' &amp;&amp; printf 'code: %d\n' $?&quot;)" office:value-type="string" office:string-value="PROP=groupobjquota@... bash -c 'echo $PROP &amp;&amp; zfs list -t snapshot dpool/vcmain -o $PROP &gt;/dev/null 2&gt;&amp;1' &amp;&amp; printf 'code: %d\n' $?" calcext:value-type="string">
            <text:p>PROP=groupobjquota@...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48]=[.C47];&quot;x&quot;;&quot;-&quot;)" office:value-type="string" office:string-value="-" calcext:value-type="string">
            <text:p>-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groupobjused@...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s/>&lt;size&gt;</text:p>
          </table:table-cell>
          <table:table-cell office:value-type="string" calcext:value-type="string">
            <text:p>|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48]; &quot; bash -c 'echo $PROP &amp;&amp; zfs list -o $PROP &gt;/dev/null 2&gt;&amp;1' &amp;&amp; printf 'code: %d\n' $?&quot;)" office:value-type="string" office:string-value="PROP=groupobjused@... bash -c 'echo $PROP &amp;&amp; zfs list -o $PROP &gt;/dev/null 2&gt;&amp;1' &amp;&amp; printf 'code: %d\n' $?" calcext:value-type="string">
            <text:p>PROP=groupobjused@... bash -c 'echo $PROP &amp;&amp; zfs list -o $PROP &gt;/dev/null 2&gt;&amp;1' &amp;&amp; printf 'code: %d\n' $?</text:p>
          </table:table-cell>
          <table:table-cell table:formula="of:=COM.MICROSOFT.CONCAT(&quot;PROP=&quot;; [.C48]; &quot; bash -c 'echo $PROP &amp;&amp; zfs list -t snapshot dpool/vcmain -o $PROP &gt;/dev/null 2&gt;&amp;1' &amp;&amp; printf 'code: %d\n' $?&quot;)" office:value-type="string" office:string-value="PROP=groupobjused@... bash -c 'echo $PROP &amp;&amp; zfs list -t snapshot dpool/vcmain -o $PROP &gt;/dev/null 2&gt;&amp;1' &amp;&amp; printf 'code: %d\n' $?" calcext:value-type="string">
            <text:p>PROP=groupobjused@...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49]=[.C48];&quot;x&quot;;&quot;-&quot;)" office:value-type="string" office:string-value="-" calcext:value-type="string">
            <text:p>-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groupquota@..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&lt;size&gt; | none</text:p>
          </table:table-cell>
          <table:table-cell office:value-type="string" calcext:value-type="string">
            <text:p>|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49]; &quot; bash -c 'echo $PROP &amp;&amp; zfs list -o $PROP &gt;/dev/null 2&gt;&amp;1' &amp;&amp; printf 'code: %d\n' $?&quot;)" office:value-type="string" office:string-value="PROP=groupquota@... bash -c 'echo $PROP &amp;&amp; zfs list -o $PROP &gt;/dev/null 2&gt;&amp;1' &amp;&amp; printf 'code: %d\n' $?" calcext:value-type="string">
            <text:p>PROP=groupquota@... bash -c 'echo $PROP &amp;&amp; zfs list -o $PROP &gt;/dev/null 2&gt;&amp;1' &amp;&amp; printf 'code: %d\n' $?</text:p>
          </table:table-cell>
          <table:table-cell table:formula="of:=COM.MICROSOFT.CONCAT(&quot;PROP=&quot;; [.C49]; &quot; bash -c 'echo $PROP &amp;&amp; zfs list -t snapshot dpool/vcmain -o $PROP &gt;/dev/null 2&gt;&amp;1' &amp;&amp; printf 'code: %d\n' $?&quot;)" office:value-type="string" office:string-value="PROP=groupquota@... bash -c 'echo $PROP &amp;&amp; zfs list -t snapshot dpool/vcmain -o $PROP &gt;/dev/null 2&gt;&amp;1' &amp;&amp; printf 'code: %d\n' $?" calcext:value-type="string">
            <text:p>PROP=groupquota@...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50]=[.C49];&quot;x&quot;;&quot;-&quot;)" office:value-type="string" office:string-value="-" calcext:value-type="string">
            <text:p>-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groupused@...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s/>&lt;size&gt;</text:p>
          </table:table-cell>
          <table:table-cell office:value-type="string" calcext:value-type="string">
            <text:p>|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50]; &quot; bash -c 'echo $PROP &amp;&amp; zfs list -o $PROP &gt;/dev/null 2&gt;&amp;1' &amp;&amp; printf 'code: %d\n' $?&quot;)" office:value-type="string" office:string-value="PROP=groupused@... bash -c 'echo $PROP &amp;&amp; zfs list -o $PROP &gt;/dev/null 2&gt;&amp;1' &amp;&amp; printf 'code: %d\n' $?" calcext:value-type="string">
            <text:p>PROP=groupused@... bash -c 'echo $PROP &amp;&amp; zfs list -o $PROP &gt;/dev/null 2&gt;&amp;1' &amp;&amp; printf 'code: %d\n' $?</text:p>
          </table:table-cell>
          <table:table-cell table:formula="of:=COM.MICROSOFT.CONCAT(&quot;PROP=&quot;; [.C50]; &quot; bash -c 'echo $PROP &amp;&amp; zfs list -t snapshot dpool/vcmain -o $PROP &gt;/dev/null 2&gt;&amp;1' &amp;&amp; printf 'code: %d\n' $?&quot;)" office:value-type="string" office:string-value="PROP=groupused@... bash -c 'echo $PROP &amp;&amp; zfs list -t snapshot dpool/vcmain -o $PROP &gt;/dev/null 2&gt;&amp;1' &amp;&amp; printf 'code: %d\n' $?" calcext:value-type="string">
            <text:p>PROP=groupused@...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51]=[.C50];&quot;x&quot;;&quot;-&quot;)" office:value-type="string" office:string-value="-" calcext:value-type="string">
            <text:p>-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gui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&lt;guid&gt; -or- &lt;uint64&gt;</text:p>
          </table:table-cell>
          <table:table-cell office:value-type="string" calcext:value-type="string">
            <text:p>|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51]; &quot; bash -c 'echo $PROP &amp;&amp; zfs list -o $PROP &gt;/dev/null 2&gt;&amp;1' &amp;&amp; printf 'code: %d\n' $?&quot;)" office:value-type="string" office:string-value="PROP=guid bash -c 'echo $PROP &amp;&amp; zfs list -o $PROP &gt;/dev/null 2&gt;&amp;1' &amp;&amp; printf 'code: %d\n' $?" calcext:value-type="string">
            <text:p>PROP=guid bash -c 'echo $PROP &amp;&amp; zfs list -o $PROP &gt;/dev/null 2&gt;&amp;1' &amp;&amp; printf 'code: %d\n' $?</text:p>
          </table:table-cell>
          <table:table-cell table:formula="of:=COM.MICROSOFT.CONCAT(&quot;PROP=&quot;; [.C51]; &quot; bash -c 'echo $PROP &amp;&amp; zfs list -t snapshot dpool/vcmain -o $PROP &gt;/dev/null 2&gt;&amp;1' &amp;&amp; printf 'code: %d\n' $?&quot;)" office:value-type="string" office:string-value="PROP=guid bash -c 'echo $PROP &amp;&amp; zfs list -t snapshot dpool/vcmain -o $PROP &gt;/dev/null 2&gt;&amp;1' &amp;&amp; printf 'code: %d\n' $?" calcext:value-type="string">
            <text:p>PROP=guid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52]=[.C51];&quot;x&quot;;&quot;-&quot;)" office:value-type="string" office:string-value="-" calcext:value-type="string">
            <text:p>-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&lt;state&gt;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formula="of:=IF([.C53]=[.C52];&quot;x&quot;;&quot;-&quot;)" office:value-type="string" office:string-value="-" calcext:value-type="string">
            <text:p>-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keyforma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s/>none | raw | hex | passphras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53]; &quot; bash -c 'echo $PROP &amp;&amp; zfs list -o $PROP &gt;/dev/null 2&gt;&amp;1' &amp;&amp; printf 'code: %d\n' $?&quot;)" office:value-type="string" office:string-value="PROP=keyformat bash -c 'echo $PROP &amp;&amp; zfs list -o $PROP &gt;/dev/null 2&gt;&amp;1' &amp;&amp; printf 'code: %d\n' $?" calcext:value-type="string">
            <text:p>PROP=keyformat bash -c 'echo $PROP &amp;&amp; zfs list -o $PROP &gt;/dev/null 2&gt;&amp;1' &amp;&amp; printf 'code: %d\n' $?</text:p>
          </table:table-cell>
          <table:table-cell table:formula="of:=COM.MICROSOFT.CONCAT(&quot;PROP=&quot;; [.C53]; &quot; bash -c 'echo $PROP &amp;&amp; zfs list -t snapshot dpool/vcmain -o $PROP &gt;/dev/null 2&gt;&amp;1' &amp;&amp; printf 'code: %d\n' $?&quot;)" office:value-type="string" office:string-value="PROP=keyformat bash -c 'echo $PROP &amp;&amp; zfs list -t snapshot dpool/vcmain -o $PROP &gt;/dev/null 2&gt;&amp;1' &amp;&amp; printf 'code: %d\n' $?" calcext:value-type="string">
            <text:p>PROP=keyformat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54]=[.C53];&quot;x&quot;;&quot;-&quot;)" office:value-type="string" office:string-value="-" calcext:value-type="string">
            <text:p>-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keyloc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prompt | &lt;file URI&gt;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54]; &quot; bash -c 'echo $PROP &amp;&amp; zfs list -o $PROP &gt;/dev/null 2&gt;&amp;1' &amp;&amp; printf 'code: %d\n' $?&quot;)" office:value-type="string" office:string-value="PROP=keylocation bash -c 'echo $PROP &amp;&amp; zfs list -o $PROP &gt;/dev/null 2&gt;&amp;1' &amp;&amp; printf 'code: %d\n' $?" calcext:value-type="string">
            <text:p>PROP=keylocation bash -c 'echo $PROP &amp;&amp; zfs list -o $PROP &gt;/dev/null 2&gt;&amp;1' &amp;&amp; printf 'code: %d\n' $?</text:p>
          </table:table-cell>
          <table:table-cell table:formula="of:=COM.MICROSOFT.CONCAT(&quot;PROP=&quot;; [.C54]; &quot; bash -c 'echo $PROP &amp;&amp; zfs list -t snapshot dpool/vcmain -o $PROP &gt;/dev/null 2&gt;&amp;1' &amp;&amp; printf 'code: %d\n' $?&quot;)" office:value-type="string" office:string-value="PROP=keylocation bash -c 'echo $PROP &amp;&amp; zfs list -t snapshot dpool/vcmain -o $PROP &gt;/dev/null 2&gt;&amp;1' &amp;&amp; printf 'code: %d\n' $?" calcext:value-type="string">
            <text:p>PROP=keylocation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55]=[.C54];&quot;x&quot;;&quot;-&quot;)" office:value-type="string" office:string-value="-" calcext:value-type="string">
            <text:p>-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keystatu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s/>none | unavailable | availabl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55]; &quot; bash -c 'echo $PROP &amp;&amp; zfs list -o $PROP &gt;/dev/null 2&gt;&amp;1' &amp;&amp; printf 'code: %d\n' $?&quot;)" office:value-type="string" office:string-value="PROP=keystatus bash -c 'echo $PROP &amp;&amp; zfs list -o $PROP &gt;/dev/null 2&gt;&amp;1' &amp;&amp; printf 'code: %d\n' $?" calcext:value-type="string">
            <text:p>PROP=keystatus bash -c 'echo $PROP &amp;&amp; zfs list -o $PROP &gt;/dev/null 2&gt;&amp;1' &amp;&amp; printf 'code: %d\n' $?</text:p>
          </table:table-cell>
          <table:table-cell table:formula="of:=COM.MICROSOFT.CONCAT(&quot;PROP=&quot;; [.C55]; &quot; bash -c 'echo $PROP &amp;&amp; zfs list -t snapshot dpool/vcmain -o $PROP &gt;/dev/null 2&gt;&amp;1' &amp;&amp; printf 'code: %d\n' $?&quot;)" office:value-type="string" office:string-value="PROP=keystatus bash -c 'echo $PROP &amp;&amp; zfs list -t snapshot dpool/vcmain -o $PROP &gt;/dev/null 2&gt;&amp;1' &amp;&amp; printf 'code: %d\n' $?" calcext:value-type="string">
            <text:p>PROP=keystatus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56]=[.C55];&quot;x&quot;;&quot;-&quot;)" office:value-type="string" office:string-value="-" calcext:value-type="string">
            <text:p>-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leak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&lt;size&gt;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formula="of:=IF([.C57]=[.C56];&quot;x&quot;;&quot;-&quot;)" office:value-type="string" office:string-value="-" calcext:value-type="string">
            <text:p>-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istsnapsho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n | of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formula="of:=IF([.C58]=[.C57];&quot;x&quot;;&quot;-&quot;)" office:value-type="string" office:string-value="-" calcext:value-type="string">
            <text:p>-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oad_gui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&lt;load_guid&gt;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formula="of:=IF([.C59]=[.C58];&quot;x&quot;;&quot;-&quot;)" office:value-type="string" office:string-value="-" calcext:value-type="string">
            <text:p>-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logbia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s/>latency | throughput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59]; &quot; bash -c 'echo $PROP &amp;&amp; zfs list -o $PROP &gt;/dev/null 2&gt;&amp;1' &amp;&amp; printf 'code: %d\n' $?&quot;)" office:value-type="string" office:string-value="PROP=logbias bash -c 'echo $PROP &amp;&amp; zfs list -o $PROP &gt;/dev/null 2&gt;&amp;1' &amp;&amp; printf 'code: %d\n' $?" calcext:value-type="string">
            <text:p>PROP=logbias bash -c 'echo $PROP &amp;&amp; zfs list -o $PROP &gt;/dev/null 2&gt;&amp;1' &amp;&amp; printf 'code: %d\n' $?</text:p>
          </table:table-cell>
          <table:table-cell table:formula="of:=COM.MICROSOFT.CONCAT(&quot;PROP=&quot;; [.C59]; &quot; bash -c 'echo $PROP &amp;&amp; zfs list -t snapshot dpool/vcmain -o $PROP &gt;/dev/null 2&gt;&amp;1' &amp;&amp; printf 'code: %d\n' $?&quot;)" office:value-type="string" office:string-value="PROP=logbias bash -c 'echo $PROP &amp;&amp; zfs list -t snapshot dpool/vcmain -o $PROP &gt;/dev/null 2&gt;&amp;1' &amp;&amp; printf 'code: %d\n' $?" calcext:value-type="string">
            <text:p>PROP=logbias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60]=[.C59];&quot;x&quot;;&quot;-&quot;)" office:value-type="string" office:string-value="-" calcext:value-type="string">
            <text:p>-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logicalreference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s/>&lt;size&gt;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formula="of:=COM.MICROSOFT.CONCAT(&quot;PROP=&quot;; [.C60]; &quot; bash -c 'echo $PROP &amp;&amp; zfs list -o $PROP &gt;/dev/null 2&gt;&amp;1' &amp;&amp; printf 'code: %d\n' $?&quot;)" office:value-type="string" office:string-value="PROP=logicalreferenced bash -c 'echo $PROP &amp;&amp; zfs list -o $PROP &gt;/dev/null 2&gt;&amp;1' &amp;&amp; printf 'code: %d\n' $?" calcext:value-type="string">
            <text:p>PROP=logicalreferenced bash -c 'echo $PROP &amp;&amp; zfs list -o $PROP &gt;/dev/null 2&gt;&amp;1' &amp;&amp; printf 'code: %d\n' $?</text:p>
          </table:table-cell>
          <table:table-cell table:formula="of:=COM.MICROSOFT.CONCAT(&quot;PROP=&quot;; [.C60]; &quot; bash -c 'echo $PROP &amp;&amp; zfs list -t snapshot dpool/vcmain -o $PROP &gt;/dev/null 2&gt;&amp;1' &amp;&amp; printf 'code: %d\n' $?&quot;)" office:value-type="string" office:string-value="PROP=logicalreferenced bash -c 'echo $PROP &amp;&amp; zfs list -t snapshot dpool/vcmain -o $PROP &gt;/dev/null 2&gt;&amp;1' &amp;&amp; printf 'code: %d\n' $?" calcext:value-type="string">
            <text:p>PROP=logicalreferenced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61]=[.C60];&quot;x&quot;;&quot;-&quot;)" office:value-type="string" office:string-value="-" calcext:value-type="string">
            <text:p>-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logicaluse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s/>&lt;size&gt;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formula="of:=COM.MICROSOFT.CONCAT(&quot;PROP=&quot;; [.C61]; &quot; bash -c 'echo $PROP &amp;&amp; zfs list -o $PROP &gt;/dev/null 2&gt;&amp;1' &amp;&amp; printf 'code: %d\n' $?&quot;)" office:value-type="string" office:string-value="PROP=logicalused bash -c 'echo $PROP &amp;&amp; zfs list -o $PROP &gt;/dev/null 2&gt;&amp;1' &amp;&amp; printf 'code: %d\n' $?" calcext:value-type="string">
            <text:p>PROP=logicalused bash -c 'echo $PROP &amp;&amp; zfs list -o $PROP &gt;/dev/null 2&gt;&amp;1' &amp;&amp; printf 'code: %d\n' $?</text:p>
          </table:table-cell>
          <table:table-cell table:formula="of:=COM.MICROSOFT.CONCAT(&quot;PROP=&quot;; [.C61]; &quot; bash -c 'echo $PROP &amp;&amp; zfs list -t snapshot dpool/vcmain -o $PROP &gt;/dev/null 2&gt;&amp;1' &amp;&amp; printf 'code: %d\n' $?&quot;)" office:value-type="string" office:string-value="PROP=logicalused bash -c 'echo $PROP &amp;&amp; zfs list -t snapshot dpool/vcmain -o $PROP &gt;/dev/null 2&gt;&amp;1' &amp;&amp; printf 'code: %d\n' $?" calcext:value-type="string">
            <text:p>PROP=logicalused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62]=[.C61];&quot;x&quot;;&quot;-&quot;)" office:value-type="string" office:string-value="-" calcext:value-type="string">
            <text:p>-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lslabe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s/>&lt;sensitivity label&gt;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62]; &quot; bash -c 'echo $PROP &amp;&amp; zfs list -o $PROP &gt;/dev/null 2&gt;&amp;1' &amp;&amp; printf 'code: %d\n' $?&quot;)" office:value-type="string" office:string-value="PROP=mlslabel bash -c 'echo $PROP &amp;&amp; zfs list -o $PROP &gt;/dev/null 2&gt;&amp;1' &amp;&amp; printf 'code: %d\n' $?" calcext:value-type="string">
            <text:p>PROP=mlslabel bash -c 'echo $PROP &amp;&amp; zfs list -o $PROP &gt;/dev/null 2&gt;&amp;1' &amp;&amp; printf 'code: %d\n' $?</text:p>
          </table:table-cell>
          <table:table-cell table:formula="of:=COM.MICROSOFT.CONCAT(&quot;PROP=&quot;; [.C62]; &quot; bash -c 'echo $PROP &amp;&amp; zfs list -t snapshot dpool/vcmain -o $PROP &gt;/dev/null 2&gt;&amp;1' &amp;&amp; printf 'code: %d\n' $?&quot;)" office:value-type="string" office:string-value="PROP=mlslabel bash -c 'echo $PROP &amp;&amp; zfs list -t snapshot dpool/vcmain -o $PROP &gt;/dev/null 2&gt;&amp;1' &amp;&amp; printf 'code: %d\n' $?" calcext:value-type="string">
            <text:p>PROP=mlslabel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63]=[.C62];&quot;x&quot;;&quot;-&quot;)" office:value-type="string" office:string-value="-" calcext:value-type="string">
            <text:p>-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mounte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s/>yes | no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63]; &quot; bash -c 'echo $PROP &amp;&amp; zfs list -o $PROP &gt;/dev/null 2&gt;&amp;1' &amp;&amp; printf 'code: %d\n' $?&quot;)" office:value-type="string" office:string-value="PROP=mounted bash -c 'echo $PROP &amp;&amp; zfs list -o $PROP &gt;/dev/null 2&gt;&amp;1' &amp;&amp; printf 'code: %d\n' $?" calcext:value-type="string">
            <text:p>PROP=mounted bash -c 'echo $PROP &amp;&amp; zfs list -o $PROP &gt;/dev/null 2&gt;&amp;1' &amp;&amp; printf 'code: %d\n' $?</text:p>
          </table:table-cell>
          <table:table-cell table:formula="of:=COM.MICROSOFT.CONCAT(&quot;PROP=&quot;; [.C63]; &quot; bash -c 'echo $PROP &amp;&amp; zfs list -t snapshot dpool/vcmain -o $PROP &gt;/dev/null 2&gt;&amp;1' &amp;&amp; printf 'code: %d\n' $?&quot;)" office:value-type="string" office:string-value="PROP=mounted bash -c 'echo $PROP &amp;&amp; zfs list -t snapshot dpool/vcmain -o $PROP &gt;/dev/null 2&gt;&amp;1' &amp;&amp; printf 'code: %d\n' $?" calcext:value-type="string">
            <text:p>PROP=mounted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64]=[.C63];&quot;x&quot;;&quot;-&quot;)" office:value-type="string" office:string-value="-" calcext:value-type="string">
            <text:p>-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mountpoin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s/>&lt;path&gt; | legacy | non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64]; &quot; bash -c 'echo $PROP &amp;&amp; zfs list -o $PROP &gt;/dev/null 2&gt;&amp;1' &amp;&amp; printf 'code: %d\n' $?&quot;)" office:value-type="string" office:string-value="PROP=mountpoint bash -c 'echo $PROP &amp;&amp; zfs list -o $PROP &gt;/dev/null 2&gt;&amp;1' &amp;&amp; printf 'code: %d\n' $?" calcext:value-type="string">
            <text:p>PROP=mountpoint bash -c 'echo $PROP &amp;&amp; zfs list -o $PROP &gt;/dev/null 2&gt;&amp;1' &amp;&amp; printf 'code: %d\n' $?</text:p>
          </table:table-cell>
          <table:table-cell table:formula="of:=COM.MICROSOFT.CONCAT(&quot;PROP=&quot;; [.C64]; &quot; bash -c 'echo $PROP &amp;&amp; zfs list -t snapshot dpool/vcmain -o $PROP &gt;/dev/null 2&gt;&amp;1' &amp;&amp; printf 'code: %d\n' $?&quot;)" office:value-type="string" office:string-value="PROP=mountpoint bash -c 'echo $PROP &amp;&amp; zfs list -t snapshot dpool/vcmain -o $PROP &gt;/dev/null 2&gt;&amp;1' &amp;&amp; printf 'code: %d\n' $?" calcext:value-type="string">
            <text:p>PROP=mountpoint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65]=[.C64];&quot;x&quot;;&quot;-&quot;)" office:value-type="string" office:string-value="-" calcext:value-type="string">
            <text:p>-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ultiho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n | of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formula="of:=IF([.C66]=[.C65];&quot;x&quot;;&quot;-&quot;)" office:value-type="string" office:string-value="-" calcext:value-type="string">
            <text:p>-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nbma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s/>on | of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66]; &quot; bash -c 'echo $PROP &amp;&amp; zfs list -o $PROP &gt;/dev/null 2&gt;&amp;1' &amp;&amp; printf 'code: %d\n' $?&quot;)" office:value-type="string" office:string-value="PROP=nbmand bash -c 'echo $PROP &amp;&amp; zfs list -o $PROP &gt;/dev/null 2&gt;&amp;1' &amp;&amp; printf 'code: %d\n' $?" calcext:value-type="string">
            <text:p>PROP=nbmand bash -c 'echo $PROP &amp;&amp; zfs list -o $PROP &gt;/dev/null 2&gt;&amp;1' &amp;&amp; printf 'code: %d\n' $?</text:p>
          </table:table-cell>
          <table:table-cell table:formula="of:=COM.MICROSOFT.CONCAT(&quot;PROP=&quot;; [.C66]; &quot; bash -c 'echo $PROP &amp;&amp; zfs list -t snapshot dpool/vcmain -o $PROP &gt;/dev/null 2&gt;&amp;1' &amp;&amp; printf 'code: %d\n' $?&quot;)" office:value-type="string" office:string-value="PROP=nbmand bash -c 'echo $PROP &amp;&amp; zfs list -t snapshot dpool/vcmain -o $PROP &gt;/dev/null 2&gt;&amp;1' &amp;&amp; printf 'code: %d\n' $?" calcext:value-type="string">
            <text:p>PROP=nbmand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67]=[.C66];&quot;x&quot;;&quot;-&quot;)" office:value-type="string" office:string-value="-" calcext:value-type="string">
            <text:p>-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normaliza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none | formC | formD | formKC | formK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67]; &quot; bash -c 'echo $PROP &amp;&amp; zfs list -o $PROP &gt;/dev/null 2&gt;&amp;1' &amp;&amp; printf 'code: %d\n' $?&quot;)" office:value-type="string" office:string-value="PROP=normalization bash -c 'echo $PROP &amp;&amp; zfs list -o $PROP &gt;/dev/null 2&gt;&amp;1' &amp;&amp; printf 'code: %d\n' $?" calcext:value-type="string">
            <text:p>PROP=normalization bash -c 'echo $PROP &amp;&amp; zfs list -o $PROP &gt;/dev/null 2&gt;&amp;1' &amp;&amp; printf 'code: %d\n' $?</text:p>
          </table:table-cell>
          <table:table-cell table:formula="of:=COM.MICROSOFT.CONCAT(&quot;PROP=&quot;; [.C67]; &quot; bash -c 'echo $PROP &amp;&amp; zfs list -t snapshot dpool/vcmain -o $PROP &gt;/dev/null 2&gt;&amp;1' &amp;&amp; printf 'code: %d\n' $?&quot;)" office:value-type="string" office:string-value="PROP=normalization bash -c 'echo $PROP &amp;&amp; zfs list -t snapshot dpool/vcmain -o $PROP &gt;/dev/null 2&gt;&amp;1' &amp;&amp; printf 'code: %d\n' $?" calcext:value-type="string">
            <text:p>PROP=normalization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68]=[.C67];&quot;x&quot;;&quot;-&quot;)" office:value-type="string" office:string-value="-" calcext:value-type="string">
            <text:p>-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objseti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s/>&lt;uint64&gt;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formula="of:=COM.MICROSOFT.CONCAT(&quot;PROP=&quot;; [.C68]; &quot; bash -c 'echo $PROP &amp;&amp; zfs list -o $PROP &gt;/dev/null 2&gt;&amp;1' &amp;&amp; printf 'code: %d\n' $?&quot;)" office:value-type="string" office:string-value="PROP=objsetid bash -c 'echo $PROP &amp;&amp; zfs list -o $PROP &gt;/dev/null 2&gt;&amp;1' &amp;&amp; printf 'code: %d\n' $?" calcext:value-type="string">
            <text:p>PROP=objsetid bash -c 'echo $PROP &amp;&amp; zfs list -o $PROP &gt;/dev/null 2&gt;&amp;1' &amp;&amp; printf 'code: %d\n' $?</text:p>
          </table:table-cell>
          <table:table-cell table:formula="of:=COM.MICROSOFT.CONCAT(&quot;PROP=&quot;; [.C68]; &quot; bash -c 'echo $PROP &amp;&amp; zfs list -t snapshot dpool/vcmain -o $PROP &gt;/dev/null 2&gt;&amp;1' &amp;&amp; printf 'code: %d\n' $?&quot;)" office:value-type="string" office:string-value="PROP=objsetid bash -c 'echo $PROP &amp;&amp; zfs list -t snapshot dpool/vcmain -o $PROP &gt;/dev/null 2&gt;&amp;1' &amp;&amp; printf 'code: %d\n' $?" calcext:value-type="string">
            <text:p>PROP=objsetid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69]=[.C68];&quot;x&quot;;&quot;-&quot;)" office:value-type="string" office:string-value="-" calcext:value-type="string">
            <text:p>-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origin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s/>&lt;snapshot&gt;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69]; &quot; bash -c 'echo $PROP &amp;&amp; zfs list -o $PROP &gt;/dev/null 2&gt;&amp;1' &amp;&amp; printf 'code: %d\n' $?&quot;)" office:value-type="string" office:string-value="PROP=origin bash -c 'echo $PROP &amp;&amp; zfs list -o $PROP &gt;/dev/null 2&gt;&amp;1' &amp;&amp; printf 'code: %d\n' $?" calcext:value-type="string">
            <text:p>PROP=origin bash -c 'echo $PROP &amp;&amp; zfs list -o $PROP &gt;/dev/null 2&gt;&amp;1' &amp;&amp; printf 'code: %d\n' $?</text:p>
          </table:table-cell>
          <table:table-cell table:formula="of:=COM.MICROSOFT.CONCAT(&quot;PROP=&quot;; [.C69]; &quot; bash -c 'echo $PROP &amp;&amp; zfs list -t snapshot dpool/vcmain -o $PROP &gt;/dev/null 2&gt;&amp;1' &amp;&amp; printf 'code: %d\n' $?&quot;)" office:value-type="string" office:string-value="PROP=origin bash -c 'echo $PROP &amp;&amp; zfs list -t snapshot dpool/vcmain -o $PROP &gt;/dev/null 2&gt;&amp;1' &amp;&amp; printf 'code: %d\n' $?" calcext:value-type="string">
            <text:p>PROP=origin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70]=[.C69];&quot;x&quot;;&quot;-&quot;)" office:value-type="string" office:string-value="-" calcext:value-type="string">
            <text:p>-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overla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s/>on | of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70]; &quot; bash -c 'echo $PROP &amp;&amp; zfs list -o $PROP &gt;/dev/null 2&gt;&amp;1' &amp;&amp; printf 'code: %d\n' $?&quot;)" office:value-type="string" office:string-value="PROP=overlay bash -c 'echo $PROP &amp;&amp; zfs list -o $PROP &gt;/dev/null 2&gt;&amp;1' &amp;&amp; printf 'code: %d\n' $?" calcext:value-type="string">
            <text:p>PROP=overlay bash -c 'echo $PROP &amp;&amp; zfs list -o $PROP &gt;/dev/null 2&gt;&amp;1' &amp;&amp; printf 'code: %d\n' $?</text:p>
          </table:table-cell>
          <table:table-cell table:formula="of:=COM.MICROSOFT.CONCAT(&quot;PROP=&quot;; [.C70]; &quot; bash -c 'echo $PROP &amp;&amp; zfs list -t snapshot dpool/vcmain -o $PROP &gt;/dev/null 2&gt;&amp;1' &amp;&amp; printf 'code: %d\n' $?&quot;)" office:value-type="string" office:string-value="PROP=overlay bash -c 'echo $PROP &amp;&amp; zfs list -t snapshot dpool/vcmain -o $PROP &gt;/dev/null 2&gt;&amp;1' &amp;&amp; printf 'code: %d\n' $?" calcext:value-type="string">
            <text:p>PROP=overlay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71]=[.C70];&quot;x&quot;;&quot;-&quot;)" office:value-type="string" office:string-value="-" calcext:value-type="string">
            <text:p>-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pbkdf2iter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s/>&lt;iters&gt;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71]; &quot; bash -c 'echo $PROP &amp;&amp; zfs list -o $PROP &gt;/dev/null 2&gt;&amp;1' &amp;&amp; printf 'code: %d\n' $?&quot;)" office:value-type="string" office:string-value="PROP=pbkdf2iters bash -c 'echo $PROP &amp;&amp; zfs list -o $PROP &gt;/dev/null 2&gt;&amp;1' &amp;&amp; printf 'code: %d\n' $?" calcext:value-type="string">
            <text:p>PROP=pbkdf2iters bash -c 'echo $PROP &amp;&amp; zfs list -o $PROP &gt;/dev/null 2&gt;&amp;1' &amp;&amp; printf 'code: %d\n' $?</text:p>
          </table:table-cell>
          <table:table-cell table:formula="of:=COM.MICROSOFT.CONCAT(&quot;PROP=&quot;; [.C71]; &quot; bash -c 'echo $PROP &amp;&amp; zfs list -t snapshot dpool/vcmain -o $PROP &gt;/dev/null 2&gt;&amp;1' &amp;&amp; printf 'code: %d\n' $?&quot;)" office:value-type="string" office:string-value="PROP=pbkdf2iters bash -c 'echo $PROP &amp;&amp; zfs list -t snapshot dpool/vcmain -o $PROP &gt;/dev/null 2&gt;&amp;1' &amp;&amp; printf 'code: %d\n' $?" calcext:value-type="string">
            <text:p>PROP=pbkdf2iters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72]=[.C71];&quot;x&quot;;&quot;-&quot;)" office:value-type="string" office:string-value="-" calcext:value-type="string">
            <text:p>-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primarycach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s/>all | none | metadat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72]; &quot; bash -c 'echo $PROP &amp;&amp; zfs list -o $PROP &gt;/dev/null 2&gt;&amp;1' &amp;&amp; printf 'code: %d\n' $?&quot;)" office:value-type="string" office:string-value="PROP=primarycache bash -c 'echo $PROP &amp;&amp; zfs list -o $PROP &gt;/dev/null 2&gt;&amp;1' &amp;&amp; printf 'code: %d\n' $?" calcext:value-type="string">
            <text:p>PROP=primarycache bash -c 'echo $PROP &amp;&amp; zfs list -o $PROP &gt;/dev/null 2&gt;&amp;1' &amp;&amp; printf 'code: %d\n' $?</text:p>
          </table:table-cell>
          <table:table-cell table:formula="of:=COM.MICROSOFT.CONCAT(&quot;PROP=&quot;; [.C72]; &quot; bash -c 'echo $PROP &amp;&amp; zfs list -t snapshot dpool/vcmain -o $PROP &gt;/dev/null 2&gt;&amp;1' &amp;&amp; printf 'code: %d\n' $?&quot;)" office:value-type="string" office:string-value="PROP=primarycache bash -c 'echo $PROP &amp;&amp; zfs list -t snapshot dpool/vcmain -o $PROP &gt;/dev/null 2&gt;&amp;1' &amp;&amp; printf 'code: %d\n' $?" calcext:value-type="string">
            <text:p>PROP=primarycache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73]=[.C72];&quot;x&quot;;&quot;-&quot;)" office:value-type="string" office:string-value="-" calcext:value-type="string">
            <text:p>-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projectobjquota@..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&lt;size&gt; | none</text:p>
          </table:table-cell>
          <table:table-cell office:value-type="string" calcext:value-type="string">
            <text:p>|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73]; &quot; bash -c 'echo $PROP &amp;&amp; zfs list -o $PROP &gt;/dev/null 2&gt;&amp;1' &amp;&amp; printf 'code: %d\n' $?&quot;)" office:value-type="string" office:string-value="PROP=projectobjquota@... bash -c 'echo $PROP &amp;&amp; zfs list -o $PROP &gt;/dev/null 2&gt;&amp;1' &amp;&amp; printf 'code: %d\n' $?" calcext:value-type="string">
            <text:p>PROP=projectobjquota@... bash -c 'echo $PROP &amp;&amp; zfs list -o $PROP &gt;/dev/null 2&gt;&amp;1' &amp;&amp; printf 'code: %d\n' $?</text:p>
          </table:table-cell>
          <table:table-cell table:formula="of:=COM.MICROSOFT.CONCAT(&quot;PROP=&quot;; [.C73]; &quot; bash -c 'echo $PROP &amp;&amp; zfs list -t snapshot dpool/vcmain -o $PROP &gt;/dev/null 2&gt;&amp;1' &amp;&amp; printf 'code: %d\n' $?&quot;)" office:value-type="string" office:string-value="PROP=projectobjquota@... bash -c 'echo $PROP &amp;&amp; zfs list -t snapshot dpool/vcmain -o $PROP &gt;/dev/null 2&gt;&amp;1' &amp;&amp; printf 'code: %d\n' $?" calcext:value-type="string">
            <text:p>PROP=projectobjquota@...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74]=[.C73];&quot;x&quot;;&quot;-&quot;)" office:value-type="string" office:string-value="-" calcext:value-type="string">
            <text:p>-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projectobjused@...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s/>&lt;size&gt;</text:p>
          </table:table-cell>
          <table:table-cell office:value-type="string" calcext:value-type="string">
            <text:p>|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74]; &quot; bash -c 'echo $PROP &amp;&amp; zfs list -o $PROP &gt;/dev/null 2&gt;&amp;1' &amp;&amp; printf 'code: %d\n' $?&quot;)" office:value-type="string" office:string-value="PROP=projectobjused@... bash -c 'echo $PROP &amp;&amp; zfs list -o $PROP &gt;/dev/null 2&gt;&amp;1' &amp;&amp; printf 'code: %d\n' $?" calcext:value-type="string">
            <text:p>PROP=projectobjused@... bash -c 'echo $PROP &amp;&amp; zfs list -o $PROP &gt;/dev/null 2&gt;&amp;1' &amp;&amp; printf 'code: %d\n' $?</text:p>
          </table:table-cell>
          <table:table-cell table:formula="of:=COM.MICROSOFT.CONCAT(&quot;PROP=&quot;; [.C74]; &quot; bash -c 'echo $PROP &amp;&amp; zfs list -t snapshot dpool/vcmain -o $PROP &gt;/dev/null 2&gt;&amp;1' &amp;&amp; printf 'code: %d\n' $?&quot;)" office:value-type="string" office:string-value="PROP=projectobjused@... bash -c 'echo $PROP &amp;&amp; zfs list -t snapshot dpool/vcmain -o $PROP &gt;/dev/null 2&gt;&amp;1' &amp;&amp; printf 'code: %d\n' $?" calcext:value-type="string">
            <text:p>PROP=projectobjused@...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75]=[.C74];&quot;x&quot;;&quot;-&quot;)" office:value-type="string" office:string-value="-" calcext:value-type="string">
            <text:p>-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projectquota@..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&lt;size&gt; | none</text:p>
          </table:table-cell>
          <table:table-cell office:value-type="string" calcext:value-type="string">
            <text:p>|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75]; &quot; bash -c 'echo $PROP &amp;&amp; zfs list -o $PROP &gt;/dev/null 2&gt;&amp;1' &amp;&amp; printf 'code: %d\n' $?&quot;)" office:value-type="string" office:string-value="PROP=projectquota@... bash -c 'echo $PROP &amp;&amp; zfs list -o $PROP &gt;/dev/null 2&gt;&amp;1' &amp;&amp; printf 'code: %d\n' $?" calcext:value-type="string">
            <text:p>PROP=projectquota@... bash -c 'echo $PROP &amp;&amp; zfs list -o $PROP &gt;/dev/null 2&gt;&amp;1' &amp;&amp; printf 'code: %d\n' $?</text:p>
          </table:table-cell>
          <table:table-cell table:formula="of:=COM.MICROSOFT.CONCAT(&quot;PROP=&quot;; [.C75]; &quot; bash -c 'echo $PROP &amp;&amp; zfs list -t snapshot dpool/vcmain -o $PROP &gt;/dev/null 2&gt;&amp;1' &amp;&amp; printf 'code: %d\n' $?&quot;)" office:value-type="string" office:string-value="PROP=projectquota@... bash -c 'echo $PROP &amp;&amp; zfs list -t snapshot dpool/vcmain -o $PROP &gt;/dev/null 2&gt;&amp;1' &amp;&amp; printf 'code: %d\n' $?" calcext:value-type="string">
            <text:p>PROP=projectquota@...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76]=[.C75];&quot;x&quot;;&quot;-&quot;)" office:value-type="string" office:string-value="-" calcext:value-type="string">
            <text:p>-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projectused@...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s/>&lt;size&gt;</text:p>
          </table:table-cell>
          <table:table-cell office:value-type="string" calcext:value-type="string">
            <text:p>|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76]; &quot; bash -c 'echo $PROP &amp;&amp; zfs list -o $PROP &gt;/dev/null 2&gt;&amp;1' &amp;&amp; printf 'code: %d\n' $?&quot;)" office:value-type="string" office:string-value="PROP=projectused@... bash -c 'echo $PROP &amp;&amp; zfs list -o $PROP &gt;/dev/null 2&gt;&amp;1' &amp;&amp; printf 'code: %d\n' $?" calcext:value-type="string">
            <text:p>PROP=projectused@... bash -c 'echo $PROP &amp;&amp; zfs list -o $PROP &gt;/dev/null 2&gt;&amp;1' &amp;&amp; printf 'code: %d\n' $?</text:p>
          </table:table-cell>
          <table:table-cell table:formula="of:=COM.MICROSOFT.CONCAT(&quot;PROP=&quot;; [.C76]; &quot; bash -c 'echo $PROP &amp;&amp; zfs list -t snapshot dpool/vcmain -o $PROP &gt;/dev/null 2&gt;&amp;1' &amp;&amp; printf 'code: %d\n' $?&quot;)" office:value-type="string" office:string-value="PROP=projectused@... bash -c 'echo $PROP &amp;&amp; zfs list -t snapshot dpool/vcmain -o $PROP &gt;/dev/null 2&gt;&amp;1' &amp;&amp; printf 'code: %d\n' $?" calcext:value-type="string">
            <text:p>PROP=projectused@...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77]=[.C76];&quot;x&quot;;&quot;-&quot;)" office:value-type="string" office:string-value="-" calcext:value-type="string">
            <text:p>-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uo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&lt;size&gt; | non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formula="of:=COM.MICROSOFT.CONCAT(&quot;PROP=&quot;; [.C77]; &quot; bash -c 'echo $PROP &amp;&amp; zfs list -o $PROP &gt;/dev/null 2&gt;&amp;1' &amp;&amp; printf 'code: %d\n' $?&quot;)" office:value-type="string" office:string-value="PROP=quota bash -c 'echo $PROP &amp;&amp; zfs list -o $PROP &gt;/dev/null 2&gt;&amp;1' &amp;&amp; printf 'code: %d\n' $?" calcext:value-type="string">
            <text:p>PROP=quota bash -c 'echo $PROP &amp;&amp; zfs list -o $PROP &gt;/dev/null 2&gt;&amp;1' &amp;&amp; printf 'code: %d\n' $?</text:p>
          </table:table-cell>
          <table:table-cell table:formula="of:=COM.MICROSOFT.CONCAT(&quot;PROP=&quot;; [.C77]; &quot; bash -c 'echo $PROP &amp;&amp; zfs list -t snapshot dpool/vcmain -o $PROP &gt;/dev/null 2&gt;&amp;1' &amp;&amp; printf 'code: %d\n' $?&quot;)" office:value-type="string" office:string-value="PROP=quota bash -c 'echo $PROP &amp;&amp; zfs list -t snapshot dpool/vcmain -o $PROP &gt;/dev/null 2&gt;&amp;1' &amp;&amp; printf 'code: %d\n' $?" calcext:value-type="string">
            <text:p>PROP=quota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78]=[.C77];&quot;x&quot;;&quot;-&quot;)" office:value-type="string" office:string-value="-" calcext:value-type="string">
            <text:p>-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adon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s/>on | off</text:p>
          </table:table-cell>
          <table:table-cell office:value-type="string" calcext:value-type="string">
            <text:p>|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78]; &quot; bash -c 'echo $PROP &amp;&amp; zfs list -o $PROP &gt;/dev/null 2&gt;&amp;1' &amp;&amp; printf 'code: %d\n' $?&quot;)" office:value-type="string" office:string-value="PROP=readonly bash -c 'echo $PROP &amp;&amp; zfs list -o $PROP &gt;/dev/null 2&gt;&amp;1' &amp;&amp; printf 'code: %d\n' $?" calcext:value-type="string">
            <text:p>PROP=readonly bash -c 'echo $PROP &amp;&amp; zfs list -o $PROP &gt;/dev/null 2&gt;&amp;1' &amp;&amp; printf 'code: %d\n' $?</text:p>
          </table:table-cell>
          <table:table-cell table:formula="of:=COM.MICROSOFT.CONCAT(&quot;PROP=&quot;; [.C78]; &quot; bash -c 'echo $PROP &amp;&amp; zfs list -t snapshot dpool/vcmain -o $PROP &gt;/dev/null 2&gt;&amp;1' &amp;&amp; printf 'code: %d\n' $?&quot;)" office:value-type="string" office:string-value="PROP=readonly bash -c 'echo $PROP &amp;&amp; zfs list -t snapshot dpool/vcmain -o $PROP &gt;/dev/null 2&gt;&amp;1' &amp;&amp; printf 'code: %d\n' $?" calcext:value-type="string">
            <text:p>PROP=readonly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style-name="ce3" table:formula="of:=IF([.C79]=#REF!;&quot;x&quot;;&quot;-&quot;)" office:value-type="string" office:string-value="" calcext:value-type="error">
            <text:p>#REF!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receive_resume_token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s/>&lt;string token&gt;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79]; &quot; bash -c 'echo $PROP &amp;&amp; zfs list -o $PROP &gt;/dev/null 2&gt;&amp;1' &amp;&amp; printf 'code: %d\n' $?&quot;)" office:value-type="string" office:string-value="PROP=receive_resume_token bash -c 'echo $PROP &amp;&amp; zfs list -o $PROP &gt;/dev/null 2&gt;&amp;1' &amp;&amp; printf 'code: %d\n' $?" calcext:value-type="string">
            <text:p>PROP=receive_resume_token bash -c 'echo $PROP &amp;&amp; zfs list -o $PROP &gt;/dev/null 2&gt;&amp;1' &amp;&amp; printf 'code: %d\n' $?</text:p>
          </table:table-cell>
          <table:table-cell table:formula="of:=COM.MICROSOFT.CONCAT(&quot;PROP=&quot;; [.C79]; &quot; bash -c 'echo $PROP &amp;&amp; zfs list -t snapshot dpool/vcmain -o $PROP &gt;/dev/null 2&gt;&amp;1' &amp;&amp; printf 'code: %d\n' $?&quot;)" office:value-type="string" office:string-value="PROP=receive_resume_token bash -c 'echo $PROP &amp;&amp; zfs list -t snapshot dpool/vcmain -o $PROP &gt;/dev/null 2&gt;&amp;1' &amp;&amp; printf 'code: %d\n' $?" calcext:value-type="string">
            <text:p>PROP=receive_resume_token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80]=[.C79];&quot;x&quot;;&quot;-&quot;)" office:value-type="string" office:string-value="-" calcext:value-type="string">
            <text:p>-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recordsiz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s/>512 to 1M, power of 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80]; &quot; bash -c 'echo $PROP &amp;&amp; zfs list -o $PROP &gt;/dev/null 2&gt;&amp;1' &amp;&amp; printf 'code: %d\n' $?&quot;)" office:value-type="string" office:string-value="PROP=recordsize bash -c 'echo $PROP &amp;&amp; zfs list -o $PROP &gt;/dev/null 2&gt;&amp;1' &amp;&amp; printf 'code: %d\n' $?" calcext:value-type="string">
            <text:p>PROP=recordsize bash -c 'echo $PROP &amp;&amp; zfs list -o $PROP &gt;/dev/null 2&gt;&amp;1' &amp;&amp; printf 'code: %d\n' $?</text:p>
          </table:table-cell>
          <table:table-cell table:formula="of:=COM.MICROSOFT.CONCAT(&quot;PROP=&quot;; [.C80]; &quot; bash -c 'echo $PROP &amp;&amp; zfs list -t snapshot dpool/vcmain -o $PROP &gt;/dev/null 2&gt;&amp;1' &amp;&amp; printf 'code: %d\n' $?&quot;)" office:value-type="string" office:string-value="PROP=recordsize bash -c 'echo $PROP &amp;&amp; zfs list -t snapshot dpool/vcmain -o $PROP &gt;/dev/null 2&gt;&amp;1' &amp;&amp; printf 'code: %d\n' $?" calcext:value-type="string">
            <text:p>PROP=recordsize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81]=[.C80];&quot;x&quot;;&quot;-&quot;)" office:value-type="string" office:string-value="-" calcext:value-type="string">
            <text:p>-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redundant_metadat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s/>all | most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81]; &quot; bash -c 'echo $PROP &amp;&amp; zfs list -o $PROP &gt;/dev/null 2&gt;&amp;1' &amp;&amp; printf 'code: %d\n' $?&quot;)" office:value-type="string" office:string-value="PROP=redundant_metadata bash -c 'echo $PROP &amp;&amp; zfs list -o $PROP &gt;/dev/null 2&gt;&amp;1' &amp;&amp; printf 'code: %d\n' $?" calcext:value-type="string">
            <text:p>PROP=redundant_metadata bash -c 'echo $PROP &amp;&amp; zfs list -o $PROP &gt;/dev/null 2&gt;&amp;1' &amp;&amp; printf 'code: %d\n' $?</text:p>
          </table:table-cell>
          <table:table-cell table:formula="of:=COM.MICROSOFT.CONCAT(&quot;PROP=&quot;; [.C81]; &quot; bash -c 'echo $PROP &amp;&amp; zfs list -t snapshot dpool/vcmain -o $PROP &gt;/dev/null 2&gt;&amp;1' &amp;&amp; printf 'code: %d\n' $?&quot;)" office:value-type="string" office:string-value="PROP=redundant_metadata bash -c 'echo $PROP &amp;&amp; zfs list -t snapshot dpool/vcmain -o $PROP &gt;/dev/null 2&gt;&amp;1' &amp;&amp; printf 'code: %d\n' $?" calcext:value-type="string">
            <text:p>PROP=redundant_metadata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82]=[.C81];&quot;x&quot;;&quot;-&quot;)" office:value-type="string" office:string-value="-" calcext:value-type="string">
            <text:p>-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efcompressratio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s/>&lt;1.00x or higher if compressed&gt;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82]; &quot; bash -c 'echo $PROP &amp;&amp; zfs list -o $PROP &gt;/dev/null 2&gt;&amp;1' &amp;&amp; printf 'code: %d\n' $?&quot;)" office:value-type="string" office:string-value="PROP=refcompressratio bash -c 'echo $PROP &amp;&amp; zfs list -o $PROP &gt;/dev/null 2&gt;&amp;1' &amp;&amp; printf 'code: %d\n' $?" calcext:value-type="string">
            <text:p>PROP=refcompressratio bash -c 'echo $PROP &amp;&amp; zfs list -o $PROP &gt;/dev/null 2&gt;&amp;1' &amp;&amp; printf 'code: %d\n' $?</text:p>
          </table:table-cell>
          <table:table-cell table:formula="of:=COM.MICROSOFT.CONCAT(&quot;PROP=&quot;; [.C82]; &quot; bash -c 'echo $PROP &amp;&amp; zfs list -t snapshot dpool/vcmain -o $PROP &gt;/dev/null 2&gt;&amp;1' &amp;&amp; printf 'code: %d\n' $?&quot;)" office:value-type="string" office:string-value="PROP=refcompressratio bash -c 'echo $PROP &amp;&amp; zfs list -t snapshot dpool/vcmain -o $PROP &gt;/dev/null 2&gt;&amp;1' &amp;&amp; printf 'code: %d\n' $?" calcext:value-type="string">
            <text:p>PROP=refcompressratio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83]=[.C82];&quot;x&quot;;&quot;-&quot;)" office:value-type="string" office:string-value="-" calcext:value-type="string">
            <text:p>-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reference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s/>&lt;size&gt;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formula="of:=COM.MICROSOFT.CONCAT(&quot;PROP=&quot;; [.C83]; &quot; bash -c 'echo $PROP &amp;&amp; zfs list -o $PROP &gt;/dev/null 2&gt;&amp;1' &amp;&amp; printf 'code: %d\n' $?&quot;)" office:value-type="string" office:string-value="PROP=referenced bash -c 'echo $PROP &amp;&amp; zfs list -o $PROP &gt;/dev/null 2&gt;&amp;1' &amp;&amp; printf 'code: %d\n' $?" calcext:value-type="string">
            <text:p>PROP=referenced bash -c 'echo $PROP &amp;&amp; zfs list -o $PROP &gt;/dev/null 2&gt;&amp;1' &amp;&amp; printf 'code: %d\n' $?</text:p>
          </table:table-cell>
          <table:table-cell table:formula="of:=COM.MICROSOFT.CONCAT(&quot;PROP=&quot;; [.C83]; &quot; bash -c 'echo $PROP &amp;&amp; zfs list -t snapshot dpool/vcmain -o $PROP &gt;/dev/null 2&gt;&amp;1' &amp;&amp; printf 'code: %d\n' $?&quot;)" office:value-type="string" office:string-value="PROP=referenced bash -c 'echo $PROP &amp;&amp; zfs list -t snapshot dpool/vcmain -o $PROP &gt;/dev/null 2&gt;&amp;1' &amp;&amp; printf 'code: %d\n' $?" calcext:value-type="string">
            <text:p>PROP=referenced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84]=[.C83];&quot;x&quot;;&quot;-&quot;)" office:value-type="string" office:string-value="-" calcext:value-type="string">
            <text:p>-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refquo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&lt;size&gt; | non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formula="of:=COM.MICROSOFT.CONCAT(&quot;PROP=&quot;; [.C84]; &quot; bash -c 'echo $PROP &amp;&amp; zfs list -o $PROP &gt;/dev/null 2&gt;&amp;1' &amp;&amp; printf 'code: %d\n' $?&quot;)" office:value-type="string" office:string-value="PROP=refquota bash -c 'echo $PROP &amp;&amp; zfs list -o $PROP &gt;/dev/null 2&gt;&amp;1' &amp;&amp; printf 'code: %d\n' $?" calcext:value-type="string">
            <text:p>PROP=refquota bash -c 'echo $PROP &amp;&amp; zfs list -o $PROP &gt;/dev/null 2&gt;&amp;1' &amp;&amp; printf 'code: %d\n' $?</text:p>
          </table:table-cell>
          <table:table-cell table:formula="of:=COM.MICROSOFT.CONCAT(&quot;PROP=&quot;; [.C84]; &quot; bash -c 'echo $PROP &amp;&amp; zfs list -t snapshot dpool/vcmain -o $PROP &gt;/dev/null 2&gt;&amp;1' &amp;&amp; printf 'code: %d\n' $?&quot;)" office:value-type="string" office:string-value="PROP=refquota bash -c 'echo $PROP &amp;&amp; zfs list -t snapshot dpool/vcmain -o $PROP &gt;/dev/null 2&gt;&amp;1' &amp;&amp; printf 'code: %d\n' $?" calcext:value-type="string">
            <text:p>PROP=refquota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85]=[.C84];&quot;x&quot;;&quot;-&quot;)" office:value-type="string" office:string-value="-" calcext:value-type="string">
            <text:p>-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refreserv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&lt;size&gt; | non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formula="of:=COM.MICROSOFT.CONCAT(&quot;PROP=&quot;; [.C85]; &quot; bash -c 'echo $PROP &amp;&amp; zfs list -o $PROP &gt;/dev/null 2&gt;&amp;1' &amp;&amp; printf 'code: %d\n' $?&quot;)" office:value-type="string" office:string-value="PROP=refreservation bash -c 'echo $PROP &amp;&amp; zfs list -o $PROP &gt;/dev/null 2&gt;&amp;1' &amp;&amp; printf 'code: %d\n' $?" calcext:value-type="string">
            <text:p>PROP=refreservation bash -c 'echo $PROP &amp;&amp; zfs list -o $PROP &gt;/dev/null 2&gt;&amp;1' &amp;&amp; printf 'code: %d\n' $?</text:p>
          </table:table-cell>
          <table:table-cell table:formula="of:=COM.MICROSOFT.CONCAT(&quot;PROP=&quot;; [.C85]; &quot; bash -c 'echo $PROP &amp;&amp; zfs list -t snapshot dpool/vcmain -o $PROP &gt;/dev/null 2&gt;&amp;1' &amp;&amp; printf 'code: %d\n' $?&quot;)" office:value-type="string" office:string-value="PROP=refreservation bash -c 'echo $PROP &amp;&amp; zfs list -t snapshot dpool/vcmain -o $PROP &gt;/dev/null 2&gt;&amp;1' &amp;&amp; printf 'code: %d\n' $?" calcext:value-type="string">
            <text:p>PROP=refreservation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86]=[.C85];&quot;x&quot;;&quot;-&quot;)" office:value-type="string" office:string-value="-" calcext:value-type="string">
            <text:p>-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relati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s/>on | of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86]; &quot; bash -c 'echo $PROP &amp;&amp; zfs list -o $PROP &gt;/dev/null 2&gt;&amp;1' &amp;&amp; printf 'code: %d\n' $?&quot;)" office:value-type="string" office:string-value="PROP=relatime bash -c 'echo $PROP &amp;&amp; zfs list -o $PROP &gt;/dev/null 2&gt;&amp;1' &amp;&amp; printf 'code: %d\n' $?" calcext:value-type="string">
            <text:p>PROP=relatime bash -c 'echo $PROP &amp;&amp; zfs list -o $PROP &gt;/dev/null 2&gt;&amp;1' &amp;&amp; printf 'code: %d\n' $?</text:p>
          </table:table-cell>
          <table:table-cell table:formula="of:=COM.MICROSOFT.CONCAT(&quot;PROP=&quot;; [.C86]; &quot; bash -c 'echo $PROP &amp;&amp; zfs list -t snapshot dpool/vcmain -o $PROP &gt;/dev/null 2&gt;&amp;1' &amp;&amp; printf 'code: %d\n' $?&quot;)" office:value-type="string" office:string-value="PROP=relatime bash -c 'echo $PROP &amp;&amp; zfs list -t snapshot dpool/vcmain -o $PROP &gt;/dev/null 2&gt;&amp;1' &amp;&amp; printf 'code: %d\n' $?" calcext:value-type="string">
            <text:p>PROP=relatime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87]=[.C86];&quot;x&quot;;&quot;-&quot;)" office:value-type="string" office:string-value="-" calcext:value-type="string">
            <text:p>-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reserv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&lt;size&gt; | non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formula="of:=COM.MICROSOFT.CONCAT(&quot;PROP=&quot;; [.C87]; &quot; bash -c 'echo $PROP &amp;&amp; zfs list -o $PROP &gt;/dev/null 2&gt;&amp;1' &amp;&amp; printf 'code: %d\n' $?&quot;)" office:value-type="string" office:string-value="PROP=reservation bash -c 'echo $PROP &amp;&amp; zfs list -o $PROP &gt;/dev/null 2&gt;&amp;1' &amp;&amp; printf 'code: %d\n' $?" calcext:value-type="string">
            <text:p>PROP=reservation bash -c 'echo $PROP &amp;&amp; zfs list -o $PROP &gt;/dev/null 2&gt;&amp;1' &amp;&amp; printf 'code: %d\n' $?</text:p>
          </table:table-cell>
          <table:table-cell table:formula="of:=COM.MICROSOFT.CONCAT(&quot;PROP=&quot;; [.C87]; &quot; bash -c 'echo $PROP &amp;&amp; zfs list -t snapshot dpool/vcmain -o $PROP &gt;/dev/null 2&gt;&amp;1' &amp;&amp; printf 'code: %d\n' $?&quot;)" office:value-type="string" office:string-value="PROP=reservation bash -c 'echo $PROP &amp;&amp; zfs list -t snapshot dpool/vcmain -o $PROP &gt;/dev/null 2&gt;&amp;1' &amp;&amp; printf 'code: %d\n' $?" calcext:value-type="string">
            <text:p>PROP=reservation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88]=[.C87];&quot;x&quot;;&quot;-&quot;)" office:value-type="string" office:string-value="-" calcext:value-type="string">
            <text:p>-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rootcontex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&lt;selinux rootcontext&gt;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88]; &quot; bash -c 'echo $PROP &amp;&amp; zfs list -o $PROP &gt;/dev/null 2&gt;&amp;1' &amp;&amp; printf 'code: %d\n' $?&quot;)" office:value-type="string" office:string-value="PROP=rootcontext bash -c 'echo $PROP &amp;&amp; zfs list -o $PROP &gt;/dev/null 2&gt;&amp;1' &amp;&amp; printf 'code: %d\n' $?" calcext:value-type="string">
            <text:p>PROP=rootcontext bash -c 'echo $PROP &amp;&amp; zfs list -o $PROP &gt;/dev/null 2&gt;&amp;1' &amp;&amp; printf 'code: %d\n' $?</text:p>
          </table:table-cell>
          <table:table-cell table:formula="of:=COM.MICROSOFT.CONCAT(&quot;PROP=&quot;; [.C88]; &quot; bash -c 'echo $PROP &amp;&amp; zfs list -t snapshot dpool/vcmain -o $PROP &gt;/dev/null 2&gt;&amp;1' &amp;&amp; printf 'code: %d\n' $?&quot;)" office:value-type="string" office:string-value="PROP=rootcontext bash -c 'echo $PROP &amp;&amp; zfs list -t snapshot dpool/vcmain -o $PROP &gt;/dev/null 2&gt;&amp;1' &amp;&amp; printf 'code: %d\n' $?" calcext:value-type="string">
            <text:p>PROP=rootcontext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89]=[.C88];&quot;x&quot;;&quot;-&quot;)" office:value-type="string" office:string-value="-" calcext:value-type="string">
            <text:p>-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secondarycach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s/>all | none | metadat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89]; &quot; bash -c 'echo $PROP &amp;&amp; zfs list -o $PROP &gt;/dev/null 2&gt;&amp;1' &amp;&amp; printf 'code: %d\n' $?&quot;)" office:value-type="string" office:string-value="PROP=secondarycache bash -c 'echo $PROP &amp;&amp; zfs list -o $PROP &gt;/dev/null 2&gt;&amp;1' &amp;&amp; printf 'code: %d\n' $?" calcext:value-type="string">
            <text:p>PROP=secondarycache bash -c 'echo $PROP &amp;&amp; zfs list -o $PROP &gt;/dev/null 2&gt;&amp;1' &amp;&amp; printf 'code: %d\n' $?</text:p>
          </table:table-cell>
          <table:table-cell table:formula="of:=COM.MICROSOFT.CONCAT(&quot;PROP=&quot;; [.C89]; &quot; bash -c 'echo $PROP &amp;&amp; zfs list -t snapshot dpool/vcmain -o $PROP &gt;/dev/null 2&gt;&amp;1' &amp;&amp; printf 'code: %d\n' $?&quot;)" office:value-type="string" office:string-value="PROP=secondarycache bash -c 'echo $PROP &amp;&amp; zfs list -t snapshot dpool/vcmain -o $PROP &gt;/dev/null 2&gt;&amp;1' &amp;&amp; printf 'code: %d\n' $?" calcext:value-type="string">
            <text:p>PROP=secondarycache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90]=[.C89];&quot;x&quot;;&quot;-&quot;)" office:value-type="string" office:string-value="-" calcext:value-type="string">
            <text:p>-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setui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s/>on | of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90]; &quot; bash -c 'echo $PROP &amp;&amp; zfs list -o $PROP &gt;/dev/null 2&gt;&amp;1' &amp;&amp; printf 'code: %d\n' $?&quot;)" office:value-type="string" office:string-value="PROP=setuid bash -c 'echo $PROP &amp;&amp; zfs list -o $PROP &gt;/dev/null 2&gt;&amp;1' &amp;&amp; printf 'code: %d\n' $?" calcext:value-type="string">
            <text:p>PROP=setuid bash -c 'echo $PROP &amp;&amp; zfs list -o $PROP &gt;/dev/null 2&gt;&amp;1' &amp;&amp; printf 'code: %d\n' $?</text:p>
          </table:table-cell>
          <table:table-cell table:formula="of:=COM.MICROSOFT.CONCAT(&quot;PROP=&quot;; [.C90]; &quot; bash -c 'echo $PROP &amp;&amp; zfs list -t snapshot dpool/vcmain -o $PROP &gt;/dev/null 2&gt;&amp;1' &amp;&amp; printf 'code: %d\n' $?&quot;)" office:value-type="string" office:string-value="PROP=setuid bash -c 'echo $PROP &amp;&amp; zfs list -t snapshot dpool/vcmain -o $PROP &gt;/dev/null 2&gt;&amp;1' &amp;&amp; printf 'code: %d\n' $?" calcext:value-type="string">
            <text:p>PROP=setuid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91]=[.C90];&quot;x&quot;;&quot;-&quot;)" office:value-type="string" office:string-value="-" calcext:value-type="string">
            <text:p>-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sharenf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s/>on | off | share(1M) option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91]; &quot; bash -c 'echo $PROP &amp;&amp; zfs list -o $PROP &gt;/dev/null 2&gt;&amp;1' &amp;&amp; printf 'code: %d\n' $?&quot;)" office:value-type="string" office:string-value="PROP=sharenfs bash -c 'echo $PROP &amp;&amp; zfs list -o $PROP &gt;/dev/null 2&gt;&amp;1' &amp;&amp; printf 'code: %d\n' $?" calcext:value-type="string">
            <text:p>PROP=sharenfs bash -c 'echo $PROP &amp;&amp; zfs list -o $PROP &gt;/dev/null 2&gt;&amp;1' &amp;&amp; printf 'code: %d\n' $?</text:p>
          </table:table-cell>
          <table:table-cell table:formula="of:=COM.MICROSOFT.CONCAT(&quot;PROP=&quot;; [.C91]; &quot; bash -c 'echo $PROP &amp;&amp; zfs list -t snapshot dpool/vcmain -o $PROP &gt;/dev/null 2&gt;&amp;1' &amp;&amp; printf 'code: %d\n' $?&quot;)" office:value-type="string" office:string-value="PROP=sharenfs bash -c 'echo $PROP &amp;&amp; zfs list -t snapshot dpool/vcmain -o $PROP &gt;/dev/null 2&gt;&amp;1' &amp;&amp; printf 'code: %d\n' $?" calcext:value-type="string">
            <text:p>PROP=sharenfs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92]=[.C91];&quot;x&quot;;&quot;-&quot;)" office:value-type="string" office:string-value="-" calcext:value-type="string">
            <text:p>-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sharesm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s/>on | off | sharemgr(1M) option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92]; &quot; bash -c 'echo $PROP &amp;&amp; zfs list -o $PROP &gt;/dev/null 2&gt;&amp;1' &amp;&amp; printf 'code: %d\n' $?&quot;)" office:value-type="string" office:string-value="PROP=sharesmb bash -c 'echo $PROP &amp;&amp; zfs list -o $PROP &gt;/dev/null 2&gt;&amp;1' &amp;&amp; printf 'code: %d\n' $?" calcext:value-type="string">
            <text:p>PROP=sharesmb bash -c 'echo $PROP &amp;&amp; zfs list -o $PROP &gt;/dev/null 2&gt;&amp;1' &amp;&amp; printf 'code: %d\n' $?</text:p>
          </table:table-cell>
          <table:table-cell table:formula="of:=COM.MICROSOFT.CONCAT(&quot;PROP=&quot;; [.C92]; &quot; bash -c 'echo $PROP &amp;&amp; zfs list -t snapshot dpool/vcmain -o $PROP &gt;/dev/null 2&gt;&amp;1' &amp;&amp; printf 'code: %d\n' $?&quot;)" office:value-type="string" office:string-value="PROP=sharesmb bash -c 'echo $PROP &amp;&amp; zfs list -t snapshot dpool/vcmain -o $PROP &gt;/dev/null 2&gt;&amp;1' &amp;&amp; printf 'code: %d\n' $?" calcext:value-type="string">
            <text:p>PROP=sharesmb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93]=[.C92];&quot;x&quot;;&quot;-&quot;)" office:value-type="string" office:string-value="-" calcext:value-type="string">
            <text:p>-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&lt;size&gt;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formula="of:=IF([.C94]=[.C93];&quot;x&quot;;&quot;-&quot;)" office:value-type="string" office:string-value="-" calcext:value-type="string">
            <text:p>-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snapdev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s/>hidden | visibl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94]; &quot; bash -c 'echo $PROP &amp;&amp; zfs list -o $PROP &gt;/dev/null 2&gt;&amp;1' &amp;&amp; printf 'code: %d\n' $?&quot;)" office:value-type="string" office:string-value="PROP=snapdev bash -c 'echo $PROP &amp;&amp; zfs list -o $PROP &gt;/dev/null 2&gt;&amp;1' &amp;&amp; printf 'code: %d\n' $?" calcext:value-type="string">
            <text:p>PROP=snapdev bash -c 'echo $PROP &amp;&amp; zfs list -o $PROP &gt;/dev/null 2&gt;&amp;1' &amp;&amp; printf 'code: %d\n' $?</text:p>
          </table:table-cell>
          <table:table-cell table:formula="of:=COM.MICROSOFT.CONCAT(&quot;PROP=&quot;; [.C94]; &quot; bash -c 'echo $PROP &amp;&amp; zfs list -t snapshot dpool/vcmain -o $PROP &gt;/dev/null 2&gt;&amp;1' &amp;&amp; printf 'code: %d\n' $?&quot;)" office:value-type="string" office:string-value="PROP=snapdev bash -c 'echo $PROP &amp;&amp; zfs list -t snapshot dpool/vcmain -o $PROP &gt;/dev/null 2&gt;&amp;1' &amp;&amp; printf 'code: %d\n' $?" calcext:value-type="string">
            <text:p>PROP=snapdev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95]=[.C94];&quot;x&quot;;&quot;-&quot;)" office:value-type="string" office:string-value="-" calcext:value-type="string">
            <text:p>-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snapdi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s/>hidden | visibl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95]; &quot; bash -c 'echo $PROP &amp;&amp; zfs list -o $PROP &gt;/dev/null 2&gt;&amp;1' &amp;&amp; printf 'code: %d\n' $?&quot;)" office:value-type="string" office:string-value="PROP=snapdir bash -c 'echo $PROP &amp;&amp; zfs list -o $PROP &gt;/dev/null 2&gt;&amp;1' &amp;&amp; printf 'code: %d\n' $?" calcext:value-type="string">
            <text:p>PROP=snapdir bash -c 'echo $PROP &amp;&amp; zfs list -o $PROP &gt;/dev/null 2&gt;&amp;1' &amp;&amp; printf 'code: %d\n' $?</text:p>
          </table:table-cell>
          <table:table-cell table:formula="of:=COM.MICROSOFT.CONCAT(&quot;PROP=&quot;; [.C95]; &quot; bash -c 'echo $PROP &amp;&amp; zfs list -t snapshot dpool/vcmain -o $PROP &gt;/dev/null 2&gt;&amp;1' &amp;&amp; printf 'code: %d\n' $?&quot;)" office:value-type="string" office:string-value="PROP=snapdir bash -c 'echo $PROP &amp;&amp; zfs list -t snapshot dpool/vcmain -o $PROP &gt;/dev/null 2&gt;&amp;1' &amp;&amp; printf 'code: %d\n' $?" calcext:value-type="string">
            <text:p>PROP=snapdir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96]=[.C95];&quot;x&quot;;&quot;-&quot;)" office:value-type="string" office:string-value="-" calcext:value-type="string">
            <text:p>-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napshot_coun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s/>&lt;count&gt;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formula="of:=COM.MICROSOFT.CONCAT(&quot;PROP=&quot;; [.C96]; &quot; bash -c 'echo $PROP &amp;&amp; zfs list -o $PROP &gt;/dev/null 2&gt;&amp;1' &amp;&amp; printf 'code: %d\n' $?&quot;)" office:value-type="string" office:string-value="PROP=snapshot_count bash -c 'echo $PROP &amp;&amp; zfs list -o $PROP &gt;/dev/null 2&gt;&amp;1' &amp;&amp; printf 'code: %d\n' $?" calcext:value-type="string">
            <text:p>PROP=snapshot_count bash -c 'echo $PROP &amp;&amp; zfs list -o $PROP &gt;/dev/null 2&gt;&amp;1' &amp;&amp; printf 'code: %d\n' $?</text:p>
          </table:table-cell>
          <table:table-cell table:formula="of:=COM.MICROSOFT.CONCAT(&quot;PROP=&quot;; [.C96]; &quot; bash -c 'echo $PROP &amp;&amp; zfs list -t snapshot dpool/vcmain -o $PROP &gt;/dev/null 2&gt;&amp;1' &amp;&amp; printf 'code: %d\n' $?&quot;)" office:value-type="string" office:string-value="PROP=snapshot_count bash -c 'echo $PROP &amp;&amp; zfs list -t snapshot dpool/vcmain -o $PROP &gt;/dev/null 2&gt;&amp;1' &amp;&amp; printf 'code: %d\n' $?" calcext:value-type="string">
            <text:p>PROP=snapshot_count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97]=[.C96];&quot;x&quot;;&quot;-&quot;)" office:value-type="string" office:string-value="-" calcext:value-type="string">
            <text:p>-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snapshot_lim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&lt;count&gt; | non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formula="of:=COM.MICROSOFT.CONCAT(&quot;PROP=&quot;; [.C97]; &quot; bash -c 'echo $PROP &amp;&amp; zfs list -o $PROP &gt;/dev/null 2&gt;&amp;1' &amp;&amp; printf 'code: %d\n' $?&quot;)" office:value-type="string" office:string-value="PROP=snapshot_limit bash -c 'echo $PROP &amp;&amp; zfs list -o $PROP &gt;/dev/null 2&gt;&amp;1' &amp;&amp; printf 'code: %d\n' $?" calcext:value-type="string">
            <text:p>PROP=snapshot_limit bash -c 'echo $PROP &amp;&amp; zfs list -o $PROP &gt;/dev/null 2&gt;&amp;1' &amp;&amp; printf 'code: %d\n' $?</text:p>
          </table:table-cell>
          <table:table-cell table:formula="of:=COM.MICROSOFT.CONCAT(&quot;PROP=&quot;; [.C97]; &quot; bash -c 'echo $PROP &amp;&amp; zfs list -t snapshot dpool/vcmain -o $PROP &gt;/dev/null 2&gt;&amp;1' &amp;&amp; printf 'code: %d\n' $?&quot;)" office:value-type="string" office:string-value="PROP=snapshot_limit bash -c 'echo $PROP &amp;&amp; zfs list -t snapshot dpool/vcmain -o $PROP &gt;/dev/null 2&gt;&amp;1' &amp;&amp; printf 'code: %d\n' $?" calcext:value-type="string">
            <text:p>PROP=snapshot_limit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98]=[.C97];&quot;x&quot;;&quot;-&quot;)" office:value-type="string" office:string-value="-" calcext:value-type="string">
            <text:p>-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special_small_block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s/>zero or 512 to 1M, power of 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98]; &quot; bash -c 'echo $PROP &amp;&amp; zfs list -o $PROP &gt;/dev/null 2&gt;&amp;1' &amp;&amp; printf 'code: %d\n' $?&quot;)" office:value-type="string" office:string-value="PROP=special_small_blocks bash -c 'echo $PROP &amp;&amp; zfs list -o $PROP &gt;/dev/null 2&gt;&amp;1' &amp;&amp; printf 'code: %d\n' $?" calcext:value-type="string">
            <text:p>PROP=special_small_blocks bash -c 'echo $PROP &amp;&amp; zfs list -o $PROP &gt;/dev/null 2&gt;&amp;1' &amp;&amp; printf 'code: %d\n' $?</text:p>
          </table:table-cell>
          <table:table-cell table:formula="of:=COM.MICROSOFT.CONCAT(&quot;PROP=&quot;; [.C98]; &quot; bash -c 'echo $PROP &amp;&amp; zfs list -t snapshot dpool/vcmain -o $PROP &gt;/dev/null 2&gt;&amp;1' &amp;&amp; printf 'code: %d\n' $?&quot;)" office:value-type="string" office:string-value="PROP=special_small_blocks bash -c 'echo $PROP &amp;&amp; zfs list -t snapshot dpool/vcmain -o $PROP &gt;/dev/null 2&gt;&amp;1' &amp;&amp; printf 'code: %d\n' $?" calcext:value-type="string">
            <text:p>PROP=special_small_blocks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99]=[.C98];&quot;x&quot;;&quot;-&quot;)" office:value-type="string" office:string-value="-" calcext:value-type="string">
            <text:p>-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sync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s/>standard | always | disable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99]; &quot; bash -c 'echo $PROP &amp;&amp; zfs list -o $PROP &gt;/dev/null 2&gt;&amp;1' &amp;&amp; printf 'code: %d\n' $?&quot;)" office:value-type="string" office:string-value="PROP=sync bash -c 'echo $PROP &amp;&amp; zfs list -o $PROP &gt;/dev/null 2&gt;&amp;1' &amp;&amp; printf 'code: %d\n' $?" calcext:value-type="string">
            <text:p>PROP=sync bash -c 'echo $PROP &amp;&amp; zfs list -o $PROP &gt;/dev/null 2&gt;&amp;1' &amp;&amp; printf 'code: %d\n' $?</text:p>
          </table:table-cell>
          <table:table-cell table:formula="of:=COM.MICROSOFT.CONCAT(&quot;PROP=&quot;; [.C99]; &quot; bash -c 'echo $PROP &amp;&amp; zfs list -t snapshot dpool/vcmain -o $PROP &gt;/dev/null 2&gt;&amp;1' &amp;&amp; printf 'code: %d\n' $?&quot;)" office:value-type="string" office:string-value="PROP=sync bash -c 'echo $PROP &amp;&amp; zfs list -t snapshot dpool/vcmain -o $PROP &gt;/dev/null 2&gt;&amp;1' &amp;&amp; printf 'code: %d\n' $?" calcext:value-type="string">
            <text:p>PROP=sync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100]=[.C99];&quot;x&quot;;&quot;-&quot;)" office:value-type="string" office:string-value="-" calcext:value-type="string">
            <text:p>-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typ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s/>filesystem | volume | snapshot | bookmark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100]; &quot; bash -c 'echo $PROP &amp;&amp; zfs list -o $PROP &gt;/dev/null 2&gt;&amp;1' &amp;&amp; printf 'code: %d\n' $?&quot;)" office:value-type="string" office:string-value="PROP=type bash -c 'echo $PROP &amp;&amp; zfs list -o $PROP &gt;/dev/null 2&gt;&amp;1' &amp;&amp; printf 'code: %d\n' $?" calcext:value-type="string">
            <text:p>PROP=type bash -c 'echo $PROP &amp;&amp; zfs list -o $PROP &gt;/dev/null 2&gt;&amp;1' &amp;&amp; printf 'code: %d\n' $?</text:p>
          </table:table-cell>
          <table:table-cell table:formula="of:=COM.MICROSOFT.CONCAT(&quot;PROP=&quot;; [.C100]; &quot; bash -c 'echo $PROP &amp;&amp; zfs list -t snapshot dpool/vcmain -o $PROP &gt;/dev/null 2&gt;&amp;1' &amp;&amp; printf 'code: %d\n' $?&quot;)" office:value-type="string" office:string-value="PROP=type bash -c 'echo $PROP &amp;&amp; zfs list -t snapshot dpool/vcmain -o $PROP &gt;/dev/null 2&gt;&amp;1' &amp;&amp; printf 'code: %d\n' $?" calcext:value-type="string">
            <text:p>PROP=type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101]=[.C100];&quot;x&quot;;&quot;-&quot;)" office:value-type="string" office:string-value="-" calcext:value-type="string">
            <text:p>-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use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s/>&lt;size&gt;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formula="of:=COM.MICROSOFT.CONCAT(&quot;PROP=&quot;; [.C101]; &quot; bash -c 'echo $PROP &amp;&amp; zfs list -o $PROP &gt;/dev/null 2&gt;&amp;1' &amp;&amp; printf 'code: %d\n' $?&quot;)" office:value-type="string" office:string-value="PROP=used bash -c 'echo $PROP &amp;&amp; zfs list -o $PROP &gt;/dev/null 2&gt;&amp;1' &amp;&amp; printf 'code: %d\n' $?" calcext:value-type="string">
            <text:p>PROP=used bash -c 'echo $PROP &amp;&amp; zfs list -o $PROP &gt;/dev/null 2&gt;&amp;1' &amp;&amp; printf 'code: %d\n' $?</text:p>
          </table:table-cell>
          <table:table-cell table:formula="of:=COM.MICROSOFT.CONCAT(&quot;PROP=&quot;; [.C101]; &quot; bash -c 'echo $PROP &amp;&amp; zfs list -t snapshot dpool/vcmain -o $PROP &gt;/dev/null 2&gt;&amp;1' &amp;&amp; printf 'code: %d\n' $?&quot;)" office:value-type="string" office:string-value="PROP=used bash -c 'echo $PROP &amp;&amp; zfs list -t snapshot dpool/vcmain -o $PROP &gt;/dev/null 2&gt;&amp;1' &amp;&amp; printf 'code: %d\n' $?" calcext:value-type="string">
            <text:p>PROP=used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102]=[.C101];&quot;x&quot;;&quot;-&quot;)" office:value-type="string" office:string-value="-" calcext:value-type="string">
            <text:p>-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usedbychildren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s/>&lt;size&gt;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formula="of:=COM.MICROSOFT.CONCAT(&quot;PROP=&quot;; [.C102]; &quot; bash -c 'echo $PROP &amp;&amp; zfs list -o $PROP &gt;/dev/null 2&gt;&amp;1' &amp;&amp; printf 'code: %d\n' $?&quot;)" office:value-type="string" office:string-value="PROP=usedbychildren bash -c 'echo $PROP &amp;&amp; zfs list -o $PROP &gt;/dev/null 2&gt;&amp;1' &amp;&amp; printf 'code: %d\n' $?" calcext:value-type="string">
            <text:p>PROP=usedbychildren bash -c 'echo $PROP &amp;&amp; zfs list -o $PROP &gt;/dev/null 2&gt;&amp;1' &amp;&amp; printf 'code: %d\n' $?</text:p>
          </table:table-cell>
          <table:table-cell table:formula="of:=COM.MICROSOFT.CONCAT(&quot;PROP=&quot;; [.C102]; &quot; bash -c 'echo $PROP &amp;&amp; zfs list -t snapshot dpool/vcmain -o $PROP &gt;/dev/null 2&gt;&amp;1' &amp;&amp; printf 'code: %d\n' $?&quot;)" office:value-type="string" office:string-value="PROP=usedbychildren bash -c 'echo $PROP &amp;&amp; zfs list -t snapshot dpool/vcmain -o $PROP &gt;/dev/null 2&gt;&amp;1' &amp;&amp; printf 'code: %d\n' $?" calcext:value-type="string">
            <text:p>PROP=usedbychildren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103]=[.C102];&quot;x&quot;;&quot;-&quot;)" office:value-type="string" office:string-value="-" calcext:value-type="string">
            <text:p>-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usedbydatase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s/>&lt;size&gt;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formula="of:=COM.MICROSOFT.CONCAT(&quot;PROP=&quot;; [.C103]; &quot; bash -c 'echo $PROP &amp;&amp; zfs list -o $PROP &gt;/dev/null 2&gt;&amp;1' &amp;&amp; printf 'code: %d\n' $?&quot;)" office:value-type="string" office:string-value="PROP=usedbydataset bash -c 'echo $PROP &amp;&amp; zfs list -o $PROP &gt;/dev/null 2&gt;&amp;1' &amp;&amp; printf 'code: %d\n' $?" calcext:value-type="string">
            <text:p>PROP=usedbydataset bash -c 'echo $PROP &amp;&amp; zfs list -o $PROP &gt;/dev/null 2&gt;&amp;1' &amp;&amp; printf 'code: %d\n' $?</text:p>
          </table:table-cell>
          <table:table-cell table:formula="of:=COM.MICROSOFT.CONCAT(&quot;PROP=&quot;; [.C103]; &quot; bash -c 'echo $PROP &amp;&amp; zfs list -t snapshot dpool/vcmain -o $PROP &gt;/dev/null 2&gt;&amp;1' &amp;&amp; printf 'code: %d\n' $?&quot;)" office:value-type="string" office:string-value="PROP=usedbydataset bash -c 'echo $PROP &amp;&amp; zfs list -t snapshot dpool/vcmain -o $PROP &gt;/dev/null 2&gt;&amp;1' &amp;&amp; printf 'code: %d\n' $?" calcext:value-type="string">
            <text:p>PROP=usedbydataset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104]=[.C103];&quot;x&quot;;&quot;-&quot;)" office:value-type="string" office:string-value="-" calcext:value-type="string">
            <text:p>-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usedbyrefreservation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s/>&lt;size&gt;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formula="of:=COM.MICROSOFT.CONCAT(&quot;PROP=&quot;; [.C104]; &quot; bash -c 'echo $PROP &amp;&amp; zfs list -o $PROP &gt;/dev/null 2&gt;&amp;1' &amp;&amp; printf 'code: %d\n' $?&quot;)" office:value-type="string" office:string-value="PROP=usedbyrefreservation bash -c 'echo $PROP &amp;&amp; zfs list -o $PROP &gt;/dev/null 2&gt;&amp;1' &amp;&amp; printf 'code: %d\n' $?" calcext:value-type="string">
            <text:p>PROP=usedbyrefreservation bash -c 'echo $PROP &amp;&amp; zfs list -o $PROP &gt;/dev/null 2&gt;&amp;1' &amp;&amp; printf 'code: %d\n' $?</text:p>
          </table:table-cell>
          <table:table-cell table:formula="of:=COM.MICROSOFT.CONCAT(&quot;PROP=&quot;; [.C104]; &quot; bash -c 'echo $PROP &amp;&amp; zfs list -t snapshot dpool/vcmain -o $PROP &gt;/dev/null 2&gt;&amp;1' &amp;&amp; printf 'code: %d\n' $?&quot;)" office:value-type="string" office:string-value="PROP=usedbyrefreservation bash -c 'echo $PROP &amp;&amp; zfs list -t snapshot dpool/vcmain -o $PROP &gt;/dev/null 2&gt;&amp;1' &amp;&amp; printf 'code: %d\n' $?" calcext:value-type="string">
            <text:p>PROP=usedbyrefreservation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105]=[.C104];&quot;x&quot;;&quot;-&quot;)" office:value-type="string" office:string-value="-" calcext:value-type="string">
            <text:p>-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usedbysnapshot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s/>&lt;size&gt;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formula="of:=COM.MICROSOFT.CONCAT(&quot;PROP=&quot;; [.C105]; &quot; bash -c 'echo $PROP &amp;&amp; zfs list -o $PROP &gt;/dev/null 2&gt;&amp;1' &amp;&amp; printf 'code: %d\n' $?&quot;)" office:value-type="string" office:string-value="PROP=usedbysnapshots bash -c 'echo $PROP &amp;&amp; zfs list -o $PROP &gt;/dev/null 2&gt;&amp;1' &amp;&amp; printf 'code: %d\n' $?" calcext:value-type="string">
            <text:p>PROP=usedbysnapshots bash -c 'echo $PROP &amp;&amp; zfs list -o $PROP &gt;/dev/null 2&gt;&amp;1' &amp;&amp; printf 'code: %d\n' $?</text:p>
          </table:table-cell>
          <table:table-cell table:formula="of:=COM.MICROSOFT.CONCAT(&quot;PROP=&quot;; [.C105]; &quot; bash -c 'echo $PROP &amp;&amp; zfs list -t snapshot dpool/vcmain -o $PROP &gt;/dev/null 2&gt;&amp;1' &amp;&amp; printf 'code: %d\n' $?&quot;)" office:value-type="string" office:string-value="PROP=usedbysnapshots bash -c 'echo $PROP &amp;&amp; zfs list -t snapshot dpool/vcmain -o $PROP &gt;/dev/null 2&gt;&amp;1' &amp;&amp; printf 'code: %d\n' $?" calcext:value-type="string">
            <text:p>PROP=usedbysnapshots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106]=[.C105];&quot;x&quot;;&quot;-&quot;)" office:value-type="string" office:string-value="-" calcext:value-type="string">
            <text:p>-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userobjquota@..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&lt;size&gt; | none</text:p>
          </table:table-cell>
          <table:table-cell office:value-type="string" calcext:value-type="string">
            <text:p>|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106]; &quot; bash -c 'echo $PROP &amp;&amp; zfs list -o $PROP &gt;/dev/null 2&gt;&amp;1' &amp;&amp; printf 'code: %d\n' $?&quot;)" office:value-type="string" office:string-value="PROP=userobjquota@... bash -c 'echo $PROP &amp;&amp; zfs list -o $PROP &gt;/dev/null 2&gt;&amp;1' &amp;&amp; printf 'code: %d\n' $?" calcext:value-type="string">
            <text:p>PROP=userobjquota@... bash -c 'echo $PROP &amp;&amp; zfs list -o $PROP &gt;/dev/null 2&gt;&amp;1' &amp;&amp; printf 'code: %d\n' $?</text:p>
          </table:table-cell>
          <table:table-cell table:formula="of:=COM.MICROSOFT.CONCAT(&quot;PROP=&quot;; [.C106]; &quot; bash -c 'echo $PROP &amp;&amp; zfs list -t snapshot dpool/vcmain -o $PROP &gt;/dev/null 2&gt;&amp;1' &amp;&amp; printf 'code: %d\n' $?&quot;)" office:value-type="string" office:string-value="PROP=userobjquota@... bash -c 'echo $PROP &amp;&amp; zfs list -t snapshot dpool/vcmain -o $PROP &gt;/dev/null 2&gt;&amp;1' &amp;&amp; printf 'code: %d\n' $?" calcext:value-type="string">
            <text:p>PROP=userobjquota@...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107]=[.C106];&quot;x&quot;;&quot;-&quot;)" office:value-type="string" office:string-value="-" calcext:value-type="string">
            <text:p>-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userobjused@...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s/>&lt;size&gt;</text:p>
          </table:table-cell>
          <table:table-cell office:value-type="string" calcext:value-type="string">
            <text:p>|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107]; &quot; bash -c 'echo $PROP &amp;&amp; zfs list -o $PROP &gt;/dev/null 2&gt;&amp;1' &amp;&amp; printf 'code: %d\n' $?&quot;)" office:value-type="string" office:string-value="PROP=userobjused@... bash -c 'echo $PROP &amp;&amp; zfs list -o $PROP &gt;/dev/null 2&gt;&amp;1' &amp;&amp; printf 'code: %d\n' $?" calcext:value-type="string">
            <text:p>PROP=userobjused@... bash -c 'echo $PROP &amp;&amp; zfs list -o $PROP &gt;/dev/null 2&gt;&amp;1' &amp;&amp; printf 'code: %d\n' $?</text:p>
          </table:table-cell>
          <table:table-cell table:formula="of:=COM.MICROSOFT.CONCAT(&quot;PROP=&quot;; [.C107]; &quot; bash -c 'echo $PROP &amp;&amp; zfs list -t snapshot dpool/vcmain -o $PROP &gt;/dev/null 2&gt;&amp;1' &amp;&amp; printf 'code: %d\n' $?&quot;)" office:value-type="string" office:string-value="PROP=userobjused@... bash -c 'echo $PROP &amp;&amp; zfs list -t snapshot dpool/vcmain -o $PROP &gt;/dev/null 2&gt;&amp;1' &amp;&amp; printf 'code: %d\n' $?" calcext:value-type="string">
            <text:p>PROP=userobjused@...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108]=[.C107];&quot;x&quot;;&quot;-&quot;)" office:value-type="string" office:string-value="-" calcext:value-type="string">
            <text:p>-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userquota@..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&lt;size&gt; | none</text:p>
          </table:table-cell>
          <table:table-cell office:value-type="string" calcext:value-type="string">
            <text:p>|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108]; &quot; bash -c 'echo $PROP &amp;&amp; zfs list -o $PROP &gt;/dev/null 2&gt;&amp;1' &amp;&amp; printf 'code: %d\n' $?&quot;)" office:value-type="string" office:string-value="PROP=userquota@... bash -c 'echo $PROP &amp;&amp; zfs list -o $PROP &gt;/dev/null 2&gt;&amp;1' &amp;&amp; printf 'code: %d\n' $?" calcext:value-type="string">
            <text:p>PROP=userquota@... bash -c 'echo $PROP &amp;&amp; zfs list -o $PROP &gt;/dev/null 2&gt;&amp;1' &amp;&amp; printf 'code: %d\n' $?</text:p>
          </table:table-cell>
          <table:table-cell table:formula="of:=COM.MICROSOFT.CONCAT(&quot;PROP=&quot;; [.C108]; &quot; bash -c 'echo $PROP &amp;&amp; zfs list -t snapshot dpool/vcmain -o $PROP &gt;/dev/null 2&gt;&amp;1' &amp;&amp; printf 'code: %d\n' $?&quot;)" office:value-type="string" office:string-value="PROP=userquota@... bash -c 'echo $PROP &amp;&amp; zfs list -t snapshot dpool/vcmain -o $PROP &gt;/dev/null 2&gt;&amp;1' &amp;&amp; printf 'code: %d\n' $?" calcext:value-type="string">
            <text:p>PROP=userquota@...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109]=[.C108];&quot;x&quot;;&quot;-&quot;)" office:value-type="string" office:string-value="-" calcext:value-type="string">
            <text:p>-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userref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s/>&lt;count&gt;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formula="of:=COM.MICROSOFT.CONCAT(&quot;PROP=&quot;; [.C109]; &quot; bash -c 'echo $PROP &amp;&amp; zfs list -o $PROP &gt;/dev/null 2&gt;&amp;1' &amp;&amp; printf 'code: %d\n' $?&quot;)" office:value-type="string" office:string-value="PROP=userrefs bash -c 'echo $PROP &amp;&amp; zfs list -o $PROP &gt;/dev/null 2&gt;&amp;1' &amp;&amp; printf 'code: %d\n' $?" calcext:value-type="string">
            <text:p>PROP=userrefs bash -c 'echo $PROP &amp;&amp; zfs list -o $PROP &gt;/dev/null 2&gt;&amp;1' &amp;&amp; printf 'code: %d\n' $?</text:p>
          </table:table-cell>
          <table:table-cell table:formula="of:=COM.MICROSOFT.CONCAT(&quot;PROP=&quot;; [.C109]; &quot; bash -c 'echo $PROP &amp;&amp; zfs list -t snapshot dpool/vcmain -o $PROP &gt;/dev/null 2&gt;&amp;1' &amp;&amp; printf 'code: %d\n' $?&quot;)" office:value-type="string" office:string-value="PROP=userrefs bash -c 'echo $PROP &amp;&amp; zfs list -t snapshot dpool/vcmain -o $PROP &gt;/dev/null 2&gt;&amp;1' &amp;&amp; printf 'code: %d\n' $?" calcext:value-type="string">
            <text:p>PROP=userrefs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110]=[.C109];&quot;x&quot;;&quot;-&quot;)" office:value-type="string" office:string-value="-" calcext:value-type="string">
            <text:p>-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userused@...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s/>&lt;size&gt;</text:p>
          </table:table-cell>
          <table:table-cell office:value-type="string" calcext:value-type="string">
            <text:p>|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110]; &quot; bash -c 'echo $PROP &amp;&amp; zfs list -o $PROP &gt;/dev/null 2&gt;&amp;1' &amp;&amp; printf 'code: %d\n' $?&quot;)" office:value-type="string" office:string-value="PROP=userused@... bash -c 'echo $PROP &amp;&amp; zfs list -o $PROP &gt;/dev/null 2&gt;&amp;1' &amp;&amp; printf 'code: %d\n' $?" calcext:value-type="string">
            <text:p>PROP=userused@... bash -c 'echo $PROP &amp;&amp; zfs list -o $PROP &gt;/dev/null 2&gt;&amp;1' &amp;&amp; printf 'code: %d\n' $?</text:p>
          </table:table-cell>
          <table:table-cell table:formula="of:=COM.MICROSOFT.CONCAT(&quot;PROP=&quot;; [.C110]; &quot; bash -c 'echo $PROP &amp;&amp; zfs list -t snapshot dpool/vcmain -o $PROP &gt;/dev/null 2&gt;&amp;1' &amp;&amp; printf 'code: %d\n' $?&quot;)" office:value-type="string" office:string-value="PROP=userused@... bash -c 'echo $PROP &amp;&amp; zfs list -t snapshot dpool/vcmain -o $PROP &gt;/dev/null 2&gt;&amp;1' &amp;&amp; printf 'code: %d\n' $?" calcext:value-type="string">
            <text:p>PROP=userused@...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111]=[.C110];&quot;x&quot;;&quot;-&quot;)" office:value-type="string" office:string-value="-" calcext:value-type="string">
            <text:p>-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utf8on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on | of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111]; &quot; bash -c 'echo $PROP &amp;&amp; zfs list -o $PROP &gt;/dev/null 2&gt;&amp;1' &amp;&amp; printf 'code: %d\n' $?&quot;)" office:value-type="string" office:string-value="PROP=utf8only bash -c 'echo $PROP &amp;&amp; zfs list -o $PROP &gt;/dev/null 2&gt;&amp;1' &amp;&amp; printf 'code: %d\n' $?" calcext:value-type="string">
            <text:p>PROP=utf8only bash -c 'echo $PROP &amp;&amp; zfs list -o $PROP &gt;/dev/null 2&gt;&amp;1' &amp;&amp; printf 'code: %d\n' $?</text:p>
          </table:table-cell>
          <table:table-cell table:formula="of:=COM.MICROSOFT.CONCAT(&quot;PROP=&quot;; [.C111]; &quot; bash -c 'echo $PROP &amp;&amp; zfs list -t snapshot dpool/vcmain -o $PROP &gt;/dev/null 2&gt;&amp;1' &amp;&amp; printf 'code: %d\n' $?&quot;)" office:value-type="string" office:string-value="PROP=utf8only bash -c 'echo $PROP &amp;&amp; zfs list -t snapshot dpool/vcmain -o $PROP &gt;/dev/null 2&gt;&amp;1' &amp;&amp; printf 'code: %d\n' $?" calcext:value-type="string">
            <text:p>PROP=utf8only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112]=[.C111];&quot;x&quot;;&quot;-&quot;)" office:value-type="string" office:string-value="-" calcext:value-type="string">
            <text:p>-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pan text:style-name="T1">&lt;version&gt; -or- </text:span> 1 | 2 | 3 | 4 | 5 | current</text:p>
          </table:table-cell>
          <table:table-cell office:value-type="string" calcext:value-type="string">
            <text:p>|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112]; &quot; bash -c 'echo $PROP &amp;&amp; zfs list -o $PROP &gt;/dev/null 2&gt;&amp;1' &amp;&amp; printf 'code: %d\n' $?&quot;)" office:value-type="string" office:string-value="PROP=version bash -c 'echo $PROP &amp;&amp; zfs list -o $PROP &gt;/dev/null 2&gt;&amp;1' &amp;&amp; printf 'code: %d\n' $?" calcext:value-type="string">
            <text:p>PROP=version bash -c 'echo $PROP &amp;&amp; zfs list -o $PROP &gt;/dev/null 2&gt;&amp;1' &amp;&amp; printf 'code: %d\n' $?</text:p>
          </table:table-cell>
          <table:table-cell table:formula="of:=COM.MICROSOFT.CONCAT(&quot;PROP=&quot;; [.C112]; &quot; bash -c 'echo $PROP &amp;&amp; zfs list -t snapshot dpool/vcmain -o $PROP &gt;/dev/null 2&gt;&amp;1' &amp;&amp; printf 'code: %d\n' $?&quot;)" office:value-type="string" office:string-value="PROP=version bash -c 'echo $PROP &amp;&amp; zfs list -t snapshot dpool/vcmain -o $PROP &gt;/dev/null 2&gt;&amp;1' &amp;&amp; printf 'code: %d\n' $?" calcext:value-type="string">
            <text:p>PROP=version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style-name="ce3" table:formula="of:=IF([.C113]=#REF!;&quot;x&quot;;&quot;-&quot;)" office:value-type="string" office:string-value="" calcext:value-type="error">
            <text:p>#REF!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volblocksiz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512 to 128k, power of 2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113]; &quot; bash -c 'echo $PROP &amp;&amp; zfs list -o $PROP &gt;/dev/null 2&gt;&amp;1' &amp;&amp; printf 'code: %d\n' $?&quot;)" office:value-type="string" office:string-value="PROP=volblocksize bash -c 'echo $PROP &amp;&amp; zfs list -o $PROP &gt;/dev/null 2&gt;&amp;1' &amp;&amp; printf 'code: %d\n' $?" calcext:value-type="string">
            <text:p>PROP=volblocksize bash -c 'echo $PROP &amp;&amp; zfs list -o $PROP &gt;/dev/null 2&gt;&amp;1' &amp;&amp; printf 'code: %d\n' $?</text:p>
          </table:table-cell>
          <table:table-cell table:formula="of:=COM.MICROSOFT.CONCAT(&quot;PROP=&quot;; [.C113]; &quot; bash -c 'echo $PROP &amp;&amp; zfs list -t snapshot dpool/vcmain -o $PROP &gt;/dev/null 2&gt;&amp;1' &amp;&amp; printf 'code: %d\n' $?&quot;)" office:value-type="string" office:string-value="PROP=volblocksize bash -c 'echo $PROP &amp;&amp; zfs list -t snapshot dpool/vcmain -o $PROP &gt;/dev/null 2&gt;&amp;1' &amp;&amp; printf 'code: %d\n' $?" calcext:value-type="string">
            <text:p>PROP=volblocksize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114]=[.C113];&quot;x&quot;;&quot;-&quot;)" office:value-type="string" office:string-value="-" calcext:value-type="string">
            <text:p>-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volmod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s/>default | full | geom | dev | non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114]; &quot; bash -c 'echo $PROP &amp;&amp; zfs list -o $PROP &gt;/dev/null 2&gt;&amp;1' &amp;&amp; printf 'code: %d\n' $?&quot;)" office:value-type="string" office:string-value="PROP=volmode bash -c 'echo $PROP &amp;&amp; zfs list -o $PROP &gt;/dev/null 2&gt;&amp;1' &amp;&amp; printf 'code: %d\n' $?" calcext:value-type="string">
            <text:p>PROP=volmode bash -c 'echo $PROP &amp;&amp; zfs list -o $PROP &gt;/dev/null 2&gt;&amp;1' &amp;&amp; printf 'code: %d\n' $?</text:p>
          </table:table-cell>
          <table:table-cell table:formula="of:=COM.MICROSOFT.CONCAT(&quot;PROP=&quot;; [.C114]; &quot; bash -c 'echo $PROP &amp;&amp; zfs list -t snapshot dpool/vcmain -o $PROP &gt;/dev/null 2&gt;&amp;1' &amp;&amp; printf 'code: %d\n' $?&quot;)" office:value-type="string" office:string-value="PROP=volmode bash -c 'echo $PROP &amp;&amp; zfs list -t snapshot dpool/vcmain -o $PROP &gt;/dev/null 2&gt;&amp;1' &amp;&amp; printf 'code: %d\n' $?" calcext:value-type="string">
            <text:p>PROP=volmode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115]=[.C114];&quot;x&quot;;&quot;-&quot;)" office:value-type="string" office:string-value="-" calcext:value-type="string">
            <text:p>-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volsiz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&lt;size&gt;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formula="of:=COM.MICROSOFT.CONCAT(&quot;PROP=&quot;; [.C115]; &quot; bash -c 'echo $PROP &amp;&amp; zfs list -o $PROP &gt;/dev/null 2&gt;&amp;1' &amp;&amp; printf 'code: %d\n' $?&quot;)" office:value-type="string" office:string-value="PROP=volsize bash -c 'echo $PROP &amp;&amp; zfs list -o $PROP &gt;/dev/null 2&gt;&amp;1' &amp;&amp; printf 'code: %d\n' $?" calcext:value-type="string">
            <text:p>PROP=volsize bash -c 'echo $PROP &amp;&amp; zfs list -o $PROP &gt;/dev/null 2&gt;&amp;1' &amp;&amp; printf 'code: %d\n' $?</text:p>
          </table:table-cell>
          <table:table-cell table:formula="of:=COM.MICROSOFT.CONCAT(&quot;PROP=&quot;; [.C115]; &quot; bash -c 'echo $PROP &amp;&amp; zfs list -t snapshot dpool/vcmain -o $PROP &gt;/dev/null 2&gt;&amp;1' &amp;&amp; printf 'code: %d\n' $?&quot;)" office:value-type="string" office:string-value="PROP=volsize bash -c 'echo $PROP &amp;&amp; zfs list -t snapshot dpool/vcmain -o $PROP &gt;/dev/null 2&gt;&amp;1' &amp;&amp; printf 'code: %d\n' $?" calcext:value-type="string">
            <text:p>PROP=volsize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116]=[.C115];&quot;x&quot;;&quot;-&quot;)" office:value-type="string" office:string-value="-" calcext:value-type="string">
            <text:p>-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vsca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s/>on | of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116]; &quot; bash -c 'echo $PROP &amp;&amp; zfs list -o $PROP &gt;/dev/null 2&gt;&amp;1' &amp;&amp; printf 'code: %d\n' $?&quot;)" office:value-type="string" office:string-value="PROP=vscan bash -c 'echo $PROP &amp;&amp; zfs list -o $PROP &gt;/dev/null 2&gt;&amp;1' &amp;&amp; printf 'code: %d\n' $?" calcext:value-type="string">
            <text:p>PROP=vscan bash -c 'echo $PROP &amp;&amp; zfs list -o $PROP &gt;/dev/null 2&gt;&amp;1' &amp;&amp; printf 'code: %d\n' $?</text:p>
          </table:table-cell>
          <table:table-cell table:formula="of:=COM.MICROSOFT.CONCAT(&quot;PROP=&quot;; [.C116]; &quot; bash -c 'echo $PROP &amp;&amp; zfs list -t snapshot dpool/vcmain -o $PROP &gt;/dev/null 2&gt;&amp;1' &amp;&amp; printf 'code: %d\n' $?&quot;)" office:value-type="string" office:string-value="PROP=vscan bash -c 'echo $PROP &amp;&amp; zfs list -t snapshot dpool/vcmain -o $PROP &gt;/dev/null 2&gt;&amp;1' &amp;&amp; printf 'code: %d\n' $?" calcext:value-type="string">
            <text:p>PROP=vscan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117]=[.C116];&quot;x&quot;;&quot;-&quot;)" office:value-type="string" office:string-value="-" calcext:value-type="string">
            <text:p>-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written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s/>&lt;size&gt;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x</text:p>
          </table:table-cell>
          <table:table-cell table:formula="of:=COM.MICROSOFT.CONCAT(&quot;PROP=&quot;; [.C117]; &quot; bash -c 'echo $PROP &amp;&amp; zfs list -o $PROP &gt;/dev/null 2&gt;&amp;1' &amp;&amp; printf 'code: %d\n' $?&quot;)" office:value-type="string" office:string-value="PROP=written bash -c 'echo $PROP &amp;&amp; zfs list -o $PROP &gt;/dev/null 2&gt;&amp;1' &amp;&amp; printf 'code: %d\n' $?" calcext:value-type="string">
            <text:p>PROP=written bash -c 'echo $PROP &amp;&amp; zfs list -o $PROP &gt;/dev/null 2&gt;&amp;1' &amp;&amp; printf 'code: %d\n' $?</text:p>
          </table:table-cell>
          <table:table-cell table:formula="of:=COM.MICROSOFT.CONCAT(&quot;PROP=&quot;; [.C117]; &quot; bash -c 'echo $PROP &amp;&amp; zfs list -t snapshot dpool/vcmain -o $PROP &gt;/dev/null 2&gt;&amp;1' &amp;&amp; printf 'code: %d\n' $?&quot;)" office:value-type="string" office:string-value="PROP=written bash -c 'echo $PROP &amp;&amp; zfs list -t snapshot dpool/vcmain -o $PROP &gt;/dev/null 2&gt;&amp;1' &amp;&amp; printf 'code: %d\n' $?" calcext:value-type="string">
            <text:p>PROP=written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118]=[.C117];&quot;x&quot;;&quot;-&quot;)" office:value-type="string" office:string-value="-" calcext:value-type="string">
            <text:p>-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written@&lt;snap&gt;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s/>&lt;size&gt;</text:p>
          </table:table-cell>
          <table:table-cell office:value-type="string" calcext:value-type="string">
            <text:p>|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118]; &quot; bash -c 'echo $PROP &amp;&amp; zfs list -o $PROP &gt;/dev/null 2&gt;&amp;1' &amp;&amp; printf 'code: %d\n' $?&quot;)" office:value-type="string" office:string-value="PROP=written@&lt;snap&gt; bash -c 'echo $PROP &amp;&amp; zfs list -o $PROP &gt;/dev/null 2&gt;&amp;1' &amp;&amp; printf 'code: %d\n' $?" calcext:value-type="string">
            <text:p>PROP=written@&lt;snap&gt; bash -c 'echo $PROP &amp;&amp; zfs list -o $PROP &gt;/dev/null 2&gt;&amp;1' &amp;&amp; printf 'code: %d\n' $?</text:p>
          </table:table-cell>
          <table:table-cell table:formula="of:=COM.MICROSOFT.CONCAT(&quot;PROP=&quot;; [.C118]; &quot; bash -c 'echo $PROP &amp;&amp; zfs list -t snapshot dpool/vcmain -o $PROP &gt;/dev/null 2&gt;&amp;1' &amp;&amp; printf 'code: %d\n' $?&quot;)" office:value-type="string" office:string-value="PROP=written@&lt;snap&gt; bash -c 'echo $PROP &amp;&amp; zfs list -t snapshot dpool/vcmain -o $PROP &gt;/dev/null 2&gt;&amp;1' &amp;&amp; printf 'code: %d\n' $?" calcext:value-type="string">
            <text:p>PROP=written@&lt;snap&gt;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119]=[.C118];&quot;x&quot;;&quot;-&quot;)" office:value-type="string" office:string-value="-" calcext:value-type="string">
            <text:p>-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xatt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s/>on | off | dir | sa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119]; &quot; bash -c 'echo $PROP &amp;&amp; zfs list -o $PROP &gt;/dev/null 2&gt;&amp;1' &amp;&amp; printf 'code: %d\n' $?&quot;)" office:value-type="string" office:string-value="PROP=xattr bash -c 'echo $PROP &amp;&amp; zfs list -o $PROP &gt;/dev/null 2&gt;&amp;1' &amp;&amp; printf 'code: %d\n' $?" calcext:value-type="string">
            <text:p>PROP=xattr bash -c 'echo $PROP &amp;&amp; zfs list -o $PROP &gt;/dev/null 2&gt;&amp;1' &amp;&amp; printf 'code: %d\n' $?</text:p>
          </table:table-cell>
          <table:table-cell table:formula="of:=COM.MICROSOFT.CONCAT(&quot;PROP=&quot;; [.C119]; &quot; bash -c 'echo $PROP &amp;&amp; zfs list -t snapshot dpool/vcmain -o $PROP &gt;/dev/null 2&gt;&amp;1' &amp;&amp; printf 'code: %d\n' $?&quot;)" office:value-type="string" office:string-value="PROP=xattr bash -c 'echo $PROP &amp;&amp; zfs list -t snapshot dpool/vcmain -o $PROP &gt;/dev/null 2&gt;&amp;1' &amp;&amp; printf 'code: %d\n' $?" calcext:value-type="string">
            <text:p>PROP=xattr bash -c 'echo $PROP &amp;&amp; zfs list -t snapshot dpool/vcmain -o $PROP &gt;/dev/null 2&gt;&amp;1' &amp;&amp; printf 'code: %d\n' $?</text:p>
          </table:table-cell>
        </table:table-row>
        <table:table-row table:style-name="ro1">
          <table:table-cell table:formula="of:=IF([.C120]=[.C119];&quot;x&quot;;&quot;-&quot;)" office:value-type="string" office:string-value="-" calcext:value-type="string">
            <text:p>-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zon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s/>on | off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formula="of:=COM.MICROSOFT.CONCAT(&quot;PROP=&quot;; [.C120]; &quot; bash -c 'echo $PROP &amp;&amp; zfs list -o $PROP &gt;/dev/null 2&gt;&amp;1' &amp;&amp; printf 'code: %d\n' $?&quot;)" office:value-type="string" office:string-value="PROP=zoned bash -c 'echo $PROP &amp;&amp; zfs list -o $PROP &gt;/dev/null 2&gt;&amp;1' &amp;&amp; printf 'code: %d\n' $?" calcext:value-type="string">
            <text:p>PROP=zoned bash -c 'echo $PROP &amp;&amp; zfs list -o $PROP &gt;/dev/null 2&gt;&amp;1' &amp;&amp; printf 'code: %d\n' $?</text:p>
          </table:table-cell>
          <table:table-cell table:formula="of:=COM.MICROSOFT.CONCAT(&quot;PROP=&quot;; [.C120]; &quot; bash -c 'echo $PROP &amp;&amp; zfs list -t snapshot dpool/vcmain -o $PROP &gt;/dev/null 2&gt;&amp;1' &amp;&amp; printf 'code: %d\n' $?&quot;)" office:value-type="string" office:string-value="PROP=zoned bash -c 'echo $PROP &amp;&amp; zfs list -t snapshot dpool/vcmain -o $PROP &gt;/dev/null 2&gt;&amp;1' &amp;&amp; printf 'code: %d\n' $?" calcext:value-type="string">
            <text:p>PROP=zoned bash -c 'echo $PROP &amp;&amp; zfs list -t snapshot dpool/vcmain -o $PROP &gt;/dev/null 2&gt;&amp;1' &amp;&amp; printf 'code: %d\n' $?</text:p>
          </table:table-cell>
        </table:table-row>
        <table:table-row table:style-name="ro1" table:number-rows-repeated="104845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props.B1:props.N12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2">00/00/0000</text:date>, <text:time style:data-style-name="N2" text:time-value="20:22:40.2072997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10:22:08.171054301</meta:creation-date>
    <dc:date>2023-02-12T20:43:47.952753598</dc:date>
    <meta:editing-duration>PT1H56M12S</meta:editing-duration>
    <meta:editing-cycles>42</meta:editing-cycles>
    <meta:generator>LibreOffice/6.4.7.2$Linux_X86_64 LibreOffice_project/40$Build-2</meta:generator>
    <meta:document-statistic meta:table-count="1" meta:cell-count="1624" meta:object-count="0"/>
  </office:meta>
</office:document-meta>
</file>